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egoi ui" svg:font-family="'Segoi ui'"/>
  </office:font-face-decls>
  <office:automatic-styles>
    <style:style style:name="Endpoints" style:family="table">
      <style:table-properties style:width="14.375in" fo:margin-left="0.0417in" table:align="left"/>
    </style:style>
    <style:style style:name="Endpoints.A" style:family="table-column">
      <style:table-column-properties style:column-width="0.8125in"/>
    </style:style>
    <style:style style:name="Endpoints.B" style:family="table-column">
      <style:table-column-properties style:column-width="5.625in"/>
    </style:style>
    <style:style style:name="Endpoints.C" style:family="table-column">
      <style:table-column-properties style:column-width="1in"/>
    </style:style>
    <style:style style:name="Endpoints.D" style:family="table-column">
      <style:table-column-properties style:column-width="6.9375in"/>
    </style:style>
    <style:style style:name="Endpoints.A1" style:family="table-cell">
      <style:table-cell-properties fo:padding="0in" fo:border="none" style:writing-mode="page"/>
    </style:style>
    <style:style style:name="Endpoints.6" style:family="table-row">
      <style:table-row-properties style:min-row-height="0.1875in"/>
    </style:style>
    <style:style style:name="Endpoints.34" style:family="table-row">
      <style:table-row-properties style:min-row-height="0.0938in"/>
    </style:style>
    <style:style style:name="P1" style:family="paragraph" style:parent-style-name="Standard">
      <style:text-properties fo:font-size="24pt" officeooo:paragraph-rsid="0003e185" style:font-size-asian="24pt" style:font-size-complex="24pt"/>
    </style:style>
    <style:style style:name="P2" style:family="paragraph" style:parent-style-name="Standard">
      <style:text-properties style:font-name="DejaVu Sans" fo:font-size="16pt" fo:font-weight="bold" officeooo:rsid="001c0c45" officeooo:paragraph-rsid="0003e185" style:font-size-asian="16pt" style:font-weight-asian="bold" style:font-size-complex="16pt" style:font-weight-complex="bold"/>
    </style:style>
    <style:style style:name="P3" style:family="paragraph" style:parent-style-name="Standard">
      <style:text-properties style:font-name="DejaVu Sans" fo:font-size="16pt" fo:font-weight="bold" officeooo:rsid="0004f695" officeooo:paragraph-rsid="0004f695" style:font-size-asian="16pt" style:font-weight-asian="bold" style:font-size-complex="16pt" style:font-weight-complex="bold"/>
    </style:style>
    <style:style style:name="P4" style:family="paragraph" style:parent-style-name="Standard" style:list-style-name="L1">
      <style:text-properties style:font-name="DejaVu Sans" fo:font-size="12pt" fo:font-weight="normal" officeooo:rsid="0032a48f" officeooo:paragraph-rsid="0032a48f" style:font-size-asian="12pt" style:font-weight-asian="normal" style:font-size-complex="12pt" style:font-weight-complex="normal"/>
    </style:style>
    <style:style style:name="P5" style:family="paragraph" style:parent-style-name="Standard" style:list-style-name="L1">
      <style:text-properties style:font-name="DejaVu Sans" fo:font-size="12pt" fo:font-weight="normal" officeooo:rsid="00348b90" officeooo:paragraph-rsid="00348b90" style:font-size-asian="12pt" style:font-weight-asian="normal" style:font-size-complex="12pt" style:font-weight-complex="normal"/>
    </style:style>
    <style:style style:name="P6" style:family="paragraph" style:parent-style-name="Standard" style:list-style-name="L1">
      <style:text-properties style:font-name="DejaVu Sans" fo:font-size="12pt" fo:font-weight="normal" officeooo:rsid="0004f695" officeooo:paragraph-rsid="0004f695" style:font-size-asian="12pt" style:font-weight-asian="normal" style:font-size-complex="12pt" style:font-weight-complex="normal"/>
    </style:style>
    <style:style style:name="P7" style:family="paragraph" style:parent-style-name="Standard" style:list-style-name="L1">
      <style:text-properties style:font-name="DejaVu Sans" fo:font-size="12pt" fo:font-weight="normal" officeooo:rsid="0004f695" officeooo:paragraph-rsid="0030157f" style:font-size-asian="12pt" style:font-weight-asian="normal" style:font-size-complex="12pt" style:font-weight-complex="normal"/>
    </style:style>
    <style:style style:name="P8" style:family="paragraph" style:parent-style-name="Standard" style:list-style-name="L1">
      <style:text-properties style:font-name="DejaVu Sans" fo:font-size="12pt" fo:font-weight="normal" officeooo:rsid="00469cdf" officeooo:paragraph-rsid="00469cdf" style:font-size-asian="12pt" style:font-weight-asian="normal" style:font-size-complex="12pt" style:font-weight-complex="normal"/>
    </style:style>
    <style:style style:name="P9" style:family="paragraph" style:parent-style-name="Standard">
      <style:text-properties style:font-name="DejaVu Sans" fo:font-size="12pt" fo:font-weight="normal" officeooo:rsid="000544c0" officeooo:paragraph-rsid="000544c0" style:font-size-asian="12pt" style:font-weight-asian="normal" style:font-size-complex="12pt" style:font-weight-complex="normal"/>
    </style:style>
    <style:style style:name="P10" style:family="paragraph" style:parent-style-name="Standard">
      <style:text-properties style:font-name="DejaVu Sans" fo:font-size="16pt" fo:font-weight="bold" officeooo:rsid="002d6b19" officeooo:paragraph-rsid="002d6b19" style:font-size-asian="16pt" style:font-weight-asian="bold" style:font-size-complex="16pt" style:font-weight-complex="bold"/>
    </style:style>
    <style:style style:name="P11" style:family="paragraph" style:parent-style-name="Standard" style:list-style-name="L2">
      <style:text-properties style:font-name="DejaVu Sans" fo:font-size="12pt" fo:font-weight="normal" officeooo:rsid="002d6b19" officeooo:paragraph-rsid="002d6b19" style:font-size-asian="12pt" style:font-weight-asian="normal" style:font-size-complex="12pt" style:font-weight-complex="normal"/>
    </style:style>
    <style:style style:name="P12" style:family="paragraph" style:parent-style-name="Standard" style:list-style-name="L2">
      <style:text-properties style:font-name="DejaVu Sans" fo:font-size="12pt" fo:font-weight="normal" officeooo:rsid="0049ceb9" officeooo:paragraph-rsid="0049ceb9" style:font-size-asian="12pt" style:font-weight-asian="normal" style:font-size-complex="12pt" style:font-weight-complex="normal"/>
    </style:style>
    <style:style style:name="P13" style:family="paragraph" style:parent-style-name="Standard">
      <style:text-properties style:font-name="DejaVu Sans" fo:font-size="12pt" fo:font-weight="normal" officeooo:rsid="0013e054" officeooo:paragraph-rsid="0013e054" style:font-size-asian="12pt" style:font-weight-asian="normal" style:font-size-complex="12pt" style:font-weight-complex="normal"/>
    </style:style>
    <style:style style:name="P14" style:family="paragraph" style:parent-style-name="Standard">
      <style:text-properties style:font-name="DejaVu Sans" fo:font-size="16pt" fo:font-weight="bold" officeooo:rsid="00193bd5" officeooo:paragraph-rsid="00193bd5" style:font-size-asian="16pt" style:font-weight-asian="bold" style:font-size-complex="16pt" style:font-weight-complex="bold"/>
    </style:style>
    <style:style style:name="P15" style:family="paragraph" style:parent-style-name="Standard">
      <style:text-properties style:font-name="DejaVu Sans" fo:font-size="12pt" fo:font-weight="normal" officeooo:rsid="00193bd5" officeooo:paragraph-rsid="00193bd5" style:font-size-asian="12pt" style:font-weight-asian="normal" style:font-size-complex="12pt" style:font-weight-complex="normal"/>
    </style:style>
    <style:style style:name="P16" style:family="paragraph" style:parent-style-name="Standard" style:list-style-name="L3">
      <style:text-properties style:font-name="DejaVu Sans" fo:font-size="12pt" fo:font-weight="normal" officeooo:rsid="001b0156" officeooo:paragraph-rsid="001b0156" style:font-size-asian="12pt" style:font-weight-asian="normal" style:font-size-complex="12pt" style:font-weight-complex="normal"/>
    </style:style>
    <style:style style:name="P17" style:family="paragraph" style:parent-style-name="Standard" style:list-style-name="L3">
      <style:text-properties style:font-name="DejaVu Sans" fo:font-size="12pt" fo:font-weight="normal" officeooo:rsid="001be898" officeooo:paragraph-rsid="001be898" style:font-size-asian="12pt" style:font-weight-asian="normal" style:font-size-complex="12pt" style:font-weight-complex="normal"/>
    </style:style>
    <style:style style:name="P18" style:family="paragraph" style:parent-style-name="Standard" style:list-style-name="L3">
      <style:text-properties style:font-name="DejaVu Sans" officeooo:rsid="00760b2e" officeooo:paragraph-rsid="00760b2e"/>
    </style:style>
    <style:style style:name="P19" style:family="paragraph" style:parent-style-name="Standard" style:list-style-name="L3">
      <style:text-properties style:font-name="DejaVu Sans" fo:font-size="12pt" fo:font-weight="normal" officeooo:rsid="0065fbfe" officeooo:paragraph-rsid="0065fbfe" style:font-size-asian="12pt" style:font-weight-asian="normal" style:font-size-complex="12pt" style:font-weight-complex="normal"/>
    </style:style>
    <style:style style:name="P20" style:family="paragraph" style:parent-style-name="Standard" style:list-style-name="L3">
      <style:text-properties style:font-name="DejaVu Sans" fo:font-size="12pt" fo:font-weight="normal" officeooo:rsid="00193bd5" officeooo:paragraph-rsid="00193bd5" style:font-size-asian="12pt" style:font-weight-asian="normal" style:font-size-complex="12pt" style:font-weight-complex="normal"/>
    </style:style>
    <style:style style:name="P21" style:family="paragraph" style:parent-style-name="Standard" style:list-style-name="L3">
      <style:text-properties style:font-name="DejaVu Sans" fo:font-size="12pt" fo:font-weight="normal" officeooo:rsid="00760b2e" officeooo:paragraph-rsid="00760b2e" style:font-size-asian="12pt" style:font-weight-asian="normal" style:font-size-complex="12pt" style:font-weight-complex="normal"/>
    </style:style>
    <style:style style:name="P22" style:family="paragraph" style:parent-style-name="Table_20_Contents" style:list-style-name="L3">
      <style:text-properties style:font-name="Segoi ui" fo:font-size="12pt" officeooo:rsid="0021459d" officeooo:paragraph-rsid="0021459d" style:font-size-asian="12pt" style:font-size-complex="12pt"/>
    </style:style>
    <style:style style:name="P23" style:family="paragraph" style:parent-style-name="Standard" style:list-style-name="L3">
      <style:text-properties style:font-name="DejaVu Sans" fo:font-size="12pt" officeooo:rsid="00760b2e" officeooo:paragraph-rsid="00760b2e" style:font-size-asian="12pt" style:font-size-complex="12pt"/>
    </style:style>
    <style:style style:name="P24" style:family="paragraph" style:parent-style-name="Standard" style:list-style-name="L3">
      <style:text-properties style:font-name="DejaVu Sans" fo:font-size="12pt" fo:font-weight="normal" officeooo:rsid="001da36a" officeooo:paragraph-rsid="001da36a" style:font-size-asian="12pt" style:font-weight-asian="normal" style:font-size-complex="12pt" style:font-weight-complex="normal"/>
    </style:style>
    <style:style style:name="P25" style:family="paragraph" style:parent-style-name="Standard">
      <style:text-properties style:font-name="DejaVu Sans" fo:font-size="16pt" fo:font-weight="bold" officeooo:rsid="00191fe0" officeooo:paragraph-rsid="00191fe0" style:font-size-asian="16pt" style:font-weight-asian="bold" style:font-size-complex="16pt" style:font-weight-complex="bold"/>
    </style:style>
    <style:style style:name="P26" style:family="paragraph" style:parent-style-name="Standard">
      <style:text-properties style:font-name="DejaVu Sans" fo:font-size="12pt" fo:font-weight="normal" officeooo:rsid="006b8c47" officeooo:paragraph-rsid="006b8c47" style:font-size-asian="12pt" style:font-weight-asian="normal" style:font-size-complex="12pt" style:font-weight-complex="normal"/>
    </style:style>
    <style:style style:name="P27" style:family="paragraph" style:parent-style-name="Standard" style:list-style-name="L4">
      <style:text-properties style:font-name="DejaVu Sans" fo:font-size="12pt" fo:font-weight="normal" officeooo:rsid="006b8c47" officeooo:paragraph-rsid="006b8c47" style:font-size-asian="12pt" style:font-weight-asian="normal" style:font-size-complex="12pt" style:font-weight-complex="normal"/>
    </style:style>
    <style:style style:name="P28" style:family="paragraph" style:parent-style-name="Standard" style:list-style-name="L4">
      <style:text-properties style:font-name="DejaVu Sans" fo:font-size="12pt" fo:font-weight="normal" officeooo:rsid="006c24b0" officeooo:paragraph-rsid="006c24b0" style:font-size-asian="12pt" style:font-weight-asian="normal" style:font-size-complex="12pt" style:font-weight-complex="normal"/>
    </style:style>
    <style:style style:name="P29" style:family="paragraph" style:parent-style-name="Standard" style:list-style-name="L4">
      <style:text-properties style:font-name="DejaVu Sans" fo:font-size="12pt" fo:font-weight="normal" officeooo:rsid="006ffb93" officeooo:paragraph-rsid="006ffb93" style:font-size-asian="12pt" style:font-weight-asian="normal" style:font-size-complex="12pt" style:font-weight-complex="normal"/>
    </style:style>
    <style:style style:name="P30" style:family="paragraph" style:parent-style-name="Standard" style:list-style-name="L4">
      <style:text-properties style:font-name="DejaVu Sans" fo:font-size="12pt" fo:font-weight="normal" officeooo:rsid="00711d9b" officeooo:paragraph-rsid="00711d9b" style:font-size-asian="12pt" style:font-weight-asian="normal" style:font-size-complex="12pt" style:font-weight-complex="normal"/>
    </style:style>
    <style:style style:name="P31" style:family="paragraph" style:parent-style-name="Standard">
      <style:text-properties style:font-name="DejaVu Sans" fo:font-size="12pt" fo:font-weight="normal" officeooo:rsid="00711d9b" officeooo:paragraph-rsid="00711d9b" style:font-size-asian="12pt" style:font-weight-asian="normal" style:font-size-complex="12pt" style:font-weight-complex="normal"/>
    </style:style>
    <style:style style:name="P32" style:family="paragraph" style:parent-style-name="Standard">
      <style:text-properties style:font-name="DejaVu Sans" fo:font-size="12pt" fo:font-weight="normal" officeooo:rsid="00191fe0" officeooo:paragraph-rsid="00191fe0" style:font-size-asian="12pt" style:font-weight-asian="normal" style:font-size-complex="12pt" style:font-weight-complex="normal"/>
    </style:style>
    <style:style style:name="P33" style:family="paragraph" style:parent-style-name="Standard">
      <style:text-properties style:font-name="DejaVu Sans" fo:font-size="12pt" fo:font-weight="normal" officeooo:rsid="006d8d1d" officeooo:paragraph-rsid="006d8d1d" style:font-size-asian="12pt" style:font-weight-asian="normal" style:font-size-complex="12pt" style:font-weight-complex="normal"/>
    </style:style>
    <style:style style:name="P34" style:family="paragraph" style:parent-style-name="Standard" style:list-style-name="L1">
      <style:text-properties style:font-name="DejaVu Sans" fo:font-size="12pt" fo:font-weight="normal" officeooo:rsid="00117378" officeooo:paragraph-rsid="00117378" style:font-size-asian="12pt" style:font-weight-asian="normal" style:font-size-complex="12pt" style:font-weight-complex="normal"/>
    </style:style>
    <style:style style:name="P35" style:family="paragraph" style:parent-style-name="Standard">
      <style:text-properties style:font-name="DejaVu Sans" fo:font-size="16pt" fo:font-weight="bold" officeooo:rsid="006d6556" officeooo:paragraph-rsid="0004f695" style:font-size-asian="16pt" style:font-weight-asian="bold" style:font-size-complex="16pt" style:font-weight-complex="bold"/>
    </style:style>
    <style:style style:name="P36" style:family="paragraph" style:parent-style-name="Standard">
      <style:text-properties style:font-name="DejaVu Sans" fo:font-size="16pt" fo:font-weight="bold" officeooo:rsid="0027446a" officeooo:paragraph-rsid="0006f965" style:font-size-asian="16pt" style:font-weight-asian="bold" style:font-size-complex="16pt" style:font-weight-complex="bold"/>
    </style:style>
    <style:style style:name="P37" style:family="paragraph" style:parent-style-name="Standard">
      <style:text-properties style:font-name="DejaVu Sans" fo:font-size="16pt" fo:font-weight="bold" officeooo:rsid="001c0c45" officeooo:paragraph-rsid="0006f965" style:font-size-asian="16pt" style:font-weight-asian="bold" style:font-size-complex="16pt" style:font-weight-complex="bold"/>
    </style:style>
    <style:style style:name="P38" style:family="paragraph" style:parent-style-name="Table_20_Contents">
      <style:text-properties style:font-name="DejaVu Sans" fo:font-size="10pt" fo:font-weight="bold" officeooo:rsid="00b1db1b" officeooo:paragraph-rsid="0006f965" style:font-size-asian="10pt" style:font-weight-asian="bold" style:font-size-complex="10pt" style:font-weight-complex="bold"/>
    </style:style>
    <style:style style:name="P39" style:family="paragraph" style:parent-style-name="Table_20_Contents">
      <style:text-properties style:font-name="DejaVu Sans" fo:font-size="10pt" officeooo:rsid="009b286e" officeooo:paragraph-rsid="0006f965" style:font-size-asian="10pt" style:font-size-complex="10pt"/>
    </style:style>
    <style:style style:name="P40" style:family="paragraph" style:parent-style-name="Table_20_Contents">
      <style:text-properties style:font-name="DejaVu Sans" fo:font-size="10pt" officeooo:rsid="00b1db1b" officeooo:paragraph-rsid="0006f965" style:font-size-asian="10pt" style:font-size-complex="10pt"/>
    </style:style>
    <style:style style:name="P41" style:family="paragraph" style:parent-style-name="Table_20_Contents">
      <style:text-properties style:font-name="DejaVu Sans" fo:font-size="10pt" officeooo:rsid="007a3dfa" officeooo:paragraph-rsid="007a3dfa" style:font-size-asian="10pt" style:font-size-complex="10pt"/>
    </style:style>
    <style:style style:name="P42" style:family="paragraph" style:parent-style-name="Table_20_Contents">
      <style:text-properties style:font-name="DejaVu Sans" fo:font-size="10pt" officeooo:rsid="004da816" officeooo:paragraph-rsid="007a3dfa" style:font-size-asian="10pt" style:font-size-complex="10pt"/>
    </style:style>
    <style:style style:name="P43" style:family="paragraph" style:parent-style-name="Table_20_Contents">
      <style:text-properties style:font-name="DejaVu Sans" fo:font-size="10pt" officeooo:rsid="007d8a03" officeooo:paragraph-rsid="007d8a03" style:font-size-asian="10pt" style:font-size-complex="10pt"/>
    </style:style>
    <style:style style:name="P44" style:family="paragraph" style:parent-style-name="Table_20_Contents">
      <style:text-properties style:font-name="DejaVu Sans" fo:font-size="10pt" officeooo:rsid="004da816" officeooo:paragraph-rsid="004da816" style:font-size-asian="10pt" style:font-size-complex="10pt"/>
    </style:style>
    <style:style style:name="P45" style:family="paragraph" style:parent-style-name="Table_20_Contents">
      <style:text-properties style:font-name="DejaVu Sans" fo:font-size="10pt" officeooo:rsid="0040ac2e" officeooo:paragraph-rsid="0040ac2e" style:font-size-asian="10pt" style:font-size-complex="10pt"/>
    </style:style>
    <style:style style:name="P46" style:family="paragraph" style:parent-style-name="Table_20_Contents">
      <style:text-properties style:font-name="DejaVu Sans" fo:font-size="10pt" officeooo:rsid="00bcf6de" officeooo:paragraph-rsid="00082437" style:font-size-asian="10pt" style:font-size-complex="10pt"/>
    </style:style>
    <style:style style:name="P47" style:family="paragraph" style:parent-style-name="Table_20_Contents">
      <style:text-properties style:font-name="DejaVu Sans" fo:font-size="10pt" officeooo:rsid="0078551b" officeooo:paragraph-rsid="0078551b" style:font-size-asian="10pt" style:font-size-complex="10pt"/>
    </style:style>
    <style:style style:name="P48" style:family="paragraph" style:parent-style-name="Table_20_Contents">
      <style:text-properties style:font-name="DejaVu Sans" fo:font-size="10pt" officeooo:rsid="00b581ba" officeooo:paragraph-rsid="0006f965" style:font-size-asian="10pt" style:font-size-complex="10pt"/>
    </style:style>
    <style:style style:name="P49" style:family="paragraph" style:parent-style-name="Table_20_Contents">
      <style:text-properties style:font-name="DejaVu Sans" fo:font-size="10pt" officeooo:rsid="00486617" officeooo:paragraph-rsid="00486617" style:font-size-asian="10pt" style:font-size-complex="10pt"/>
    </style:style>
    <style:style style:name="P50" style:family="paragraph" style:parent-style-name="Table_20_Contents">
      <style:text-properties style:font-name="DejaVu Sans" fo:font-size="10pt" officeooo:rsid="00b7d3f8" officeooo:paragraph-rsid="0006f965" style:font-size-asian="10pt" style:font-size-complex="10pt"/>
    </style:style>
    <style:style style:name="P51" style:family="paragraph" style:parent-style-name="Table_20_Contents">
      <style:text-properties style:font-name="DejaVu Sans" fo:font-size="10pt" officeooo:rsid="00935722" officeooo:paragraph-rsid="0006f965" style:font-size-asian="10pt" style:font-size-complex="10pt"/>
    </style:style>
    <style:style style:name="P52" style:family="paragraph" style:parent-style-name="Table_20_Contents">
      <style:text-properties style:font-name="DejaVu Sans" fo:font-size="10pt" officeooo:rsid="00b581ba" officeooo:paragraph-rsid="00486617" style:font-size-asian="10pt" style:font-size-complex="10pt"/>
    </style:style>
    <style:style style:name="P53" style:family="paragraph" style:parent-style-name="Table_20_Contents">
      <style:text-properties style:font-name="DejaVu Sans" fo:font-size="10pt" officeooo:rsid="009b286e" officeooo:paragraph-rsid="00486617" style:font-size-asian="10pt" style:font-size-complex="10pt"/>
    </style:style>
    <style:style style:name="P54" style:family="paragraph" style:parent-style-name="Table_20_Contents">
      <style:text-properties style:font-name="DejaVu Sans" fo:font-size="10pt" officeooo:paragraph-rsid="0006f965" style:font-size-asian="10pt" style:font-size-complex="10pt"/>
    </style:style>
    <style:style style:name="P55" style:family="paragraph" style:parent-style-name="Table_20_Contents">
      <style:text-properties style:font-name="DejaVu Sans" fo:font-size="10pt" fo:font-weight="bold" officeooo:rsid="00805a50" officeooo:paragraph-rsid="00805a50" style:font-size-asian="10pt" style:font-weight-asian="bold" style:font-size-complex="10pt" style:font-weight-complex="bold"/>
    </style:style>
    <style:style style:name="P56" style:family="paragraph" style:parent-style-name="Table_20_Contents">
      <style:text-properties style:font-name="DejaVu Sans" fo:font-size="10pt" officeooo:rsid="00805a50" officeooo:paragraph-rsid="00805a50" style:font-size-asian="10pt" style:font-size-complex="10pt"/>
    </style:style>
    <style:style style:name="P57" style:family="paragraph" style:parent-style-name="Standard">
      <style:text-properties style:font-name="DejaVu Sans" fo:font-size="10pt" officeooo:paragraph-rsid="0006f965" style:font-size-asian="10pt" style:font-size-complex="10pt"/>
    </style:style>
    <style:style style:name="P58" style:family="paragraph" style:parent-style-name="Standard">
      <style:text-properties style:font-name="Segoi ui" fo:font-size="10pt" officeooo:paragraph-rsid="0006f965" style:font-size-asian="10pt" style:font-size-complex="10pt"/>
    </style:style>
    <style:style style:name="P59" style:family="paragraph" style:parent-style-name="Table_20_Contents">
      <style:text-properties style:font-name="DejaVu Sans" fo:font-size="10pt" officeooo:rsid="00b28bf0" officeooo:paragraph-rsid="004da816" style:font-size-asian="10pt" style:font-size-complex="10pt"/>
    </style:style>
    <style:style style:name="P60" style:family="paragraph" style:parent-style-name="Table_20_Contents">
      <style:text-properties style:font-name="Segoi ui" fo:font-size="10pt" officeooo:rsid="007ee848" officeooo:paragraph-rsid="007ee848" style:font-size-asian="10pt" style:font-size-complex="10pt"/>
    </style:style>
    <style:style style:name="P61" style:family="paragraph" style:parent-style-name="Table_20_Contents">
      <style:text-properties style:font-name="DejaVu Sans" fo:font-size="10pt" officeooo:rsid="00b1f963" officeooo:paragraph-rsid="0006f965" style:font-size-asian="10pt" style:font-size-complex="10pt"/>
    </style:style>
    <style:style style:name="P62" style:family="paragraph" style:parent-style-name="Table_20_Contents">
      <style:text-properties style:font-name="DejaVu Sans" fo:font-size="10pt" officeooo:rsid="00b28bf0" officeooo:paragraph-rsid="0006f965" style:font-size-asian="10pt" style:font-size-complex="10pt"/>
    </style:style>
    <style:style style:name="P63" style:family="paragraph" style:parent-style-name="Table_20_Contents">
      <style:text-properties style:font-name="Segoi ui" fo:font-size="10pt" officeooo:paragraph-rsid="0006f965" style:font-size-asian="10pt" style:font-size-complex="10pt"/>
    </style:style>
    <style:style style:name="P64" style:family="paragraph" style:parent-style-name="Table_20_Contents">
      <style:text-properties style:font-name="DejaVu Sans" fo:font-size="10pt" officeooo:rsid="00be8b71" officeooo:paragraph-rsid="0006f965" style:font-size-asian="10pt" style:font-size-complex="10pt"/>
    </style:style>
    <style:style style:name="P65" style:family="paragraph" style:parent-style-name="Table_20_Contents">
      <style:text-properties style:font-name="DejaVu Sans" fo:font-size="10pt" officeooo:rsid="00bf9891" officeooo:paragraph-rsid="0006f965" style:font-size-asian="10pt" style:font-size-complex="10pt"/>
    </style:style>
    <style:style style:name="P66" style:family="paragraph" style:parent-style-name="Table_20_Contents">
      <style:text-properties style:font-name="DejaVu Sans" fo:font-size="10pt" officeooo:rsid="00c04f45" officeooo:paragraph-rsid="0006f965" style:font-size-asian="10pt" style:font-size-complex="10pt"/>
    </style:style>
    <style:style style:name="P67" style:family="paragraph" style:parent-style-name="Table_20_Contents">
      <style:text-properties style:font-name="DejaVu Sans" fo:font-size="10pt" officeooo:rsid="00436464" officeooo:paragraph-rsid="00436464" style:font-size-asian="10pt" style:font-size-complex="10pt"/>
    </style:style>
    <style:style style:name="P68" style:family="paragraph" style:parent-style-name="Table_20_Contents">
      <style:text-properties style:font-name="DejaVu Sans" fo:font-size="10pt" officeooo:rsid="004526d1" officeooo:paragraph-rsid="004526d1" style:font-size-asian="10pt" style:font-size-complex="10pt"/>
    </style:style>
    <style:style style:name="P69" style:family="paragraph" style:parent-style-name="Table_20_Contents">
      <style:text-properties style:font-name="DejaVu Sans" fo:font-size="10pt" officeooo:rsid="00be8b71" officeooo:paragraph-rsid="000df8ba" style:font-size-asian="10pt" style:font-size-complex="10pt"/>
    </style:style>
    <style:style style:name="P70" style:family="paragraph" style:parent-style-name="Table_20_Contents">
      <style:text-properties style:font-name="DejaVu Sans" fo:font-size="10pt" officeooo:rsid="0009e870" officeooo:paragraph-rsid="0009e870" style:font-size-asian="10pt" style:font-size-complex="10pt"/>
    </style:style>
    <style:style style:name="P71" style:family="paragraph" style:parent-style-name="Table_20_Contents">
      <style:text-properties style:font-name="DejaVu Sans" fo:font-size="10pt" officeooo:rsid="00bcf6de" officeooo:paragraph-rsid="0009e870" style:font-size-asian="10pt" style:font-size-complex="10pt"/>
    </style:style>
    <style:style style:name="P72" style:family="paragraph" style:parent-style-name="Table_20_Contents">
      <style:text-properties style:font-name="Segoi ui" fo:font-size="10pt" officeooo:rsid="000c0ff4" officeooo:paragraph-rsid="000c0ff4" style:font-size-asian="10pt" style:font-size-complex="10pt"/>
    </style:style>
    <style:style style:name="P73" style:family="paragraph" style:parent-style-name="Table_20_Contents">
      <style:text-properties style:font-name="DejaVu Sans" fo:font-size="10pt" officeooo:rsid="000c0ff4" officeooo:paragraph-rsid="000c0ff4" style:font-size-asian="10pt" style:font-size-complex="10pt"/>
    </style:style>
    <style:style style:name="P74" style:family="paragraph" style:parent-style-name="Table_20_Contents">
      <style:text-properties style:font-name="Segoi ui" fo:font-size="10pt" officeooo:rsid="002a0e44" officeooo:paragraph-rsid="002a0e44" style:font-size-asian="10pt" style:font-size-complex="10pt"/>
    </style:style>
    <style:style style:name="P75" style:family="paragraph" style:parent-style-name="Table_20_Contents">
      <style:text-properties style:font-name="DejaVu Sans" fo:font-size="10pt" fo:font-weight="bold" officeooo:rsid="00b7d3f8" officeooo:paragraph-rsid="0006f965" style:font-size-asian="10pt" style:font-weight-asian="bold" style:font-size-complex="10pt" style:font-weight-complex="bold"/>
    </style:style>
    <style:style style:name="P76" style:family="paragraph" style:parent-style-name="Table_20_Contents">
      <style:text-properties style:font-name="DejaVu Sans" fo:font-size="10pt" officeooo:rsid="00be6269" officeooo:paragraph-rsid="0006f965" style:font-size-asian="10pt" style:font-size-complex="10pt"/>
    </style:style>
    <style:style style:name="P77" style:family="paragraph" style:parent-style-name="Table_20_Contents">
      <loext:graphic-properties draw:fill="none"/>
      <style:paragraph-properties fo:margin-left="0in" fo:margin-right="0in" fo:orphans="0" fo:widows="0" fo:text-indent="0in" style:auto-text-indent="false" fo:background-color="transparent" text:number-lines="false" text:line-number="0">
        <style:tab-stops>
          <style:tab-stop style:position="0.0626in"/>
        </style:tab-stops>
      </style:paragraph-properties>
      <style:text-properties style:font-name="DejaVu Sans" fo:font-size="10pt" officeooo:rsid="0096c33c" officeooo:paragraph-rsid="0006f965" style:font-size-asian="10pt" style:font-size-complex="10pt"/>
    </style:style>
    <style:style style:name="P78" style:family="paragraph" style:parent-style-name="Standard">
      <style:text-properties officeooo:paragraph-rsid="0036e81d"/>
    </style:style>
    <style:style style:name="P79" style:family="paragraph" style:parent-style-name="Standard" style:list-style-name="L5"/>
    <style:style style:name="P80" style:family="paragraph" style:parent-style-name="Standard" style:list-style-name="L5">
      <style:text-properties officeooo:paragraph-rsid="005f2d65"/>
    </style:style>
    <style:style style:name="P81" style:family="paragraph" style:parent-style-name="Standard" style:list-style-name="L5">
      <style:text-properties officeooo:paragraph-rsid="005f15f6"/>
    </style:style>
    <style:style style:name="P82" style:family="paragraph" style:parent-style-name="Standard" style:list-style-name="L5">
      <style:text-properties officeooo:paragraph-rsid="0062d3d3"/>
    </style:style>
    <style:style style:name="P83" style:family="paragraph" style:parent-style-name="Standard" style:list-style-name="L5">
      <style:text-properties officeooo:paragraph-rsid="00561f33"/>
    </style:style>
    <style:style style:name="P84" style:family="paragraph" style:parent-style-name="Standard">
      <style:text-properties style:font-name="DejaVu Sans" fo:font-size="16pt" fo:font-weight="bold" officeooo:rsid="0027446a" officeooo:paragraph-rsid="000f7c27" style:font-size-asian="16pt" style:font-weight-asian="bold" style:font-size-complex="16pt" style:font-weight-complex="bold"/>
    </style:style>
    <style:style style:name="P85" style:family="paragraph" style:parent-style-name="Standard">
      <style:text-properties style:font-name="DejaVu Sans" fo:font-size="16pt" fo:font-weight="bold" officeooo:rsid="0027446a" officeooo:paragraph-rsid="0049d4c8" style:font-size-asian="16pt" style:font-weight-asian="bold" style:font-size-complex="16pt" style:font-weight-complex="bold"/>
    </style:style>
    <style:style style:name="P86" style:family="paragraph" style:parent-style-name="Standard" style:list-style-name="L6">
      <style:text-properties style:font-name="DejaVu Sans" fo:font-size="16pt" fo:font-weight="bold" officeooo:rsid="0027446a" officeooo:paragraph-rsid="0049d4c8" style:font-size-asian="16pt" style:font-weight-asian="bold" style:font-size-complex="16pt" style:font-weight-complex="bold"/>
    </style:style>
    <style:style style:name="P87" style:family="paragraph" style:parent-style-name="Standard" style:list-style-name="L6">
      <style:text-properties style:font-name="DejaVu Sans" fo:font-size="16pt" fo:font-weight="bold" officeooo:rsid="0027446a" officeooo:paragraph-rsid="004c15dd" style:font-size-asian="16pt" style:font-weight-asian="bold" style:font-size-complex="16pt" style:font-weight-complex="bold"/>
    </style:style>
    <style:style style:name="P88" style:family="paragraph" style:parent-style-name="Standard">
      <style:text-properties style:font-name="DejaVu Sans" officeooo:rsid="003f1b4d" officeooo:paragraph-rsid="003f1b4d"/>
    </style:style>
    <style:style style:name="P89" style:family="paragraph" style:parent-style-name="Standard" style:list-style-name="L7">
      <style:text-properties style:font-name="DejaVu Sans" officeooo:rsid="001c9a59" officeooo:paragraph-rsid="00252732"/>
    </style:style>
    <style:style style:name="P90" style:family="paragraph" style:parent-style-name="Standard" style:list-style-name="L8">
      <style:text-properties style:font-name="DejaVu Sans" officeooo:rsid="001c9a59" officeooo:paragraph-rsid="001c9a59"/>
    </style:style>
    <style:style style:name="P91" style:family="paragraph" style:parent-style-name="Standard">
      <style:text-properties style:font-name="DejaVu Sans" officeooo:rsid="001c9a59" officeooo:paragraph-rsid="001c9a59"/>
    </style:style>
    <style:style style:name="P92" style:family="paragraph" style:parent-style-name="Standard">
      <style:text-properties style:font-name="DejaVu Sans" officeooo:rsid="001c9a59" officeooo:paragraph-rsid="00212eba"/>
    </style:style>
    <style:style style:name="P93" style:family="paragraph" style:parent-style-name="Standard">
      <style:text-properties style:font-name="DejaVu Sans" officeooo:rsid="0043003a" officeooo:paragraph-rsid="0043003a"/>
    </style:style>
    <style:style style:name="P94" style:family="paragraph" style:parent-style-name="Standard" style:list-style-name="L9">
      <style:text-properties style:font-name="DejaVu Sans" officeooo:rsid="001c9a59" officeooo:paragraph-rsid="00212eba"/>
    </style:style>
    <style:style style:name="P95" style:family="paragraph" style:parent-style-name="Standard" style:list-style-name="L10">
      <style:text-properties style:font-name="DejaVu Sans" officeooo:rsid="00273ade" officeooo:paragraph-rsid="00273ade"/>
    </style:style>
    <style:style style:name="P96" style:family="paragraph" style:parent-style-name="Standard" style:list-style-name="L11">
      <style:text-properties style:font-name="DejaVu Sans" officeooo:rsid="0027158d" officeooo:paragraph-rsid="0027158d"/>
    </style:style>
    <style:style style:name="T1" style:family="text">
      <style:text-properties style:font-name="DejaVu Sans" fo:font-weight="bold" officeooo:rsid="0027446a" style:font-weight-asian="bold" style:font-weight-complex="bold"/>
    </style:style>
    <style:style style:name="T2" style:family="text">
      <style:text-properties style:font-name="DejaVu Sans" fo:font-weight="bold" officeooo:rsid="001c0c45" style:font-weight-asian="bold" style:font-weight-complex="bold"/>
    </style:style>
    <style:style style:name="T3" style:family="text">
      <style:text-properties officeooo:rsid="006a117d"/>
    </style:style>
    <style:style style:name="T4" style:family="text">
      <style:text-properties officeooo:rsid="0059ad01"/>
    </style:style>
    <style:style style:name="T5" style:family="text">
      <style:text-properties officeooo:rsid="0030157f"/>
    </style:style>
    <style:style style:name="T6" style:family="text">
      <style:text-properties officeooo:rsid="000544c0"/>
    </style:style>
    <style:style style:name="T7" style:family="text">
      <style:text-properties officeooo:rsid="0014cf76"/>
    </style:style>
    <style:style style:name="T8" style:family="text">
      <style:text-properties officeooo:rsid="005d6f93"/>
    </style:style>
    <style:style style:name="T9" style:family="text">
      <style:text-properties officeooo:rsid="007194e2"/>
    </style:style>
    <style:style style:name="T10" style:family="text">
      <style:text-properties officeooo:rsid="0066808e"/>
    </style:style>
    <style:style style:name="T11" style:family="text">
      <style:text-properties officeooo:rsid="0069be2a"/>
    </style:style>
    <style:style style:name="T12" style:family="text">
      <style:text-properties officeooo:rsid="001f05b8"/>
    </style:style>
    <style:style style:name="T13" style:family="text">
      <style:text-properties officeooo:rsid="0067cf6a"/>
    </style:style>
    <style:style style:name="T14" style:family="text">
      <style:text-properties officeooo:rsid="002da60d"/>
    </style:style>
    <style:style style:name="T15" style:family="text">
      <style:text-properties officeooo:rsid="001b0156"/>
    </style:style>
    <style:style style:name="T16" style:family="text">
      <style:text-properties officeooo:rsid="001be898"/>
    </style:style>
    <style:style style:name="T17" style:family="text">
      <style:text-properties officeooo:rsid="002373cb"/>
    </style:style>
    <style:style style:name="T18" style:family="text">
      <style:text-properties style:font-name="Segoi ui"/>
    </style:style>
    <style:style style:name="T19" style:family="text">
      <style:text-properties fo:font-weight="normal" officeooo:rsid="0065fbfe" style:font-weight-asian="normal" style:font-weight-complex="normal"/>
    </style:style>
    <style:style style:name="T20" style:family="text">
      <style:text-properties officeooo:rsid="006b8c47"/>
    </style:style>
    <style:style style:name="T21" style:family="text">
      <style:text-properties officeooo:rsid="00191fe0"/>
    </style:style>
    <style:style style:name="T22" style:family="text">
      <style:text-properties officeooo:rsid="006c24b0"/>
    </style:style>
    <style:style style:name="T23" style:family="text">
      <style:text-properties officeooo:rsid="006d8d1d"/>
    </style:style>
    <style:style style:name="T24" style:family="text">
      <style:text-properties officeooo:rsid="0070df6e"/>
    </style:style>
    <style:style style:name="T25" style:family="text">
      <style:text-properties officeooo:rsid="0077d78c"/>
    </style:style>
    <style:style style:name="T26" style:family="text">
      <style:text-properties officeooo:rsid="0074c8e3"/>
    </style:style>
    <style:style style:name="T27" style:family="text">
      <style:text-properties officeooo:rsid="006f7ce3"/>
    </style:style>
    <style:style style:name="T28" style:family="text">
      <style:text-properties officeooo:rsid="00193bd5"/>
    </style:style>
    <style:style style:name="T29" style:family="text">
      <style:text-properties officeooo:rsid="00b3fdf3"/>
    </style:style>
    <style:style style:name="T30" style:family="text">
      <style:text-properties officeooo:rsid="007a3dfa"/>
    </style:style>
    <style:style style:name="T31" style:family="text">
      <style:text-properties officeooo:rsid="00b9e7d2"/>
    </style:style>
    <style:style style:name="T32" style:family="text">
      <style:text-properties officeooo:rsid="00bcf6de"/>
    </style:style>
    <style:style style:name="T33" style:family="text">
      <style:text-properties style:font-name="Segoi ui" officeooo:rsid="0078551b"/>
    </style:style>
    <style:style style:name="T34" style:family="text">
      <style:text-properties style:font-name="Segoi ui" officeooo:rsid="00324c83"/>
    </style:style>
    <style:style style:name="T35" style:family="text">
      <style:text-properties officeooo:rsid="00b5de2c"/>
    </style:style>
    <style:style style:name="T36" style:family="text">
      <style:text-properties style:font-name="Segoi ui" officeooo:rsid="009b286e"/>
    </style:style>
    <style:style style:name="T37" style:family="text">
      <style:text-properties officeooo:rsid="00486617"/>
    </style:style>
    <style:style style:name="T38" style:family="text">
      <style:text-properties style:font-name="Segoi ui" officeooo:rsid="00486617"/>
    </style:style>
    <style:style style:name="T39" style:family="text">
      <style:text-properties officeooo:rsid="00935722"/>
    </style:style>
    <style:style style:name="T40" style:family="text">
      <style:text-properties style:font-name="Segoi ui" officeooo:rsid="00ae73f7"/>
    </style:style>
    <style:style style:name="T41" style:family="text">
      <style:text-properties style:font-name="Segoi ui" officeooo:rsid="00aed1ce"/>
    </style:style>
    <style:style style:name="T42" style:family="text">
      <style:text-properties style:font-name="Segoi ui" officeooo:rsid="00bb5df3"/>
    </style:style>
    <style:style style:name="T43" style:family="text">
      <style:text-properties style:font-name="Segoi ui" officeooo:rsid="00bcf6de"/>
    </style:style>
    <style:style style:name="T44" style:family="text">
      <style:text-properties officeooo:rsid="00b9414c"/>
    </style:style>
    <style:style style:name="T45" style:family="text">
      <style:text-properties officeooo:rsid="0096025a"/>
    </style:style>
    <style:style style:name="T46" style:family="text">
      <style:text-properties officeooo:rsid="0094de75"/>
    </style:style>
    <style:style style:name="T47" style:family="text">
      <style:text-properties officeooo:rsid="00b7d3f8"/>
    </style:style>
    <style:style style:name="T48" style:family="text">
      <style:text-properties fo:color="#a0a0a0" loext:opacity="100%" fo:font-family="Monospace" style:font-family-generic="roman" style:font-pitch="variable" fo:font-style="italic" fo:background-color="#373737" loext:char-shading-value="0" style:font-style-asian="italic"/>
    </style:style>
    <style:style style:name="T49" style:family="text">
      <style:text-properties fo:color="#f9faf4" loext:opacity="100%" fo:font-family="Monospace" style:font-family-generic="roman" style:font-pitch="variable" fo:background-color="#373737" loext:char-shading-value="0"/>
    </style:style>
    <style:style style:name="T50" style:family="text">
      <style:text-properties fo:color="#17c6a3" loext:opacity="100%" fo:font-family="Monospace" style:font-family-generic="roman" style:font-pitch="variable" fo:background-color="#373737" loext:char-shading-value="0"/>
    </style:style>
    <style:style style:name="T51" style:family="text">
      <style:text-properties fo:color="#17c6a3" loext:opacity="100%" fo:font-family="Monospace" style:font-family-generic="roman" style:font-pitch="variable" officeooo:rsid="007ee848" fo:background-color="#373737" loext:char-shading-value="0"/>
    </style:style>
    <style:style style:name="T52" style:family="text">
      <style:text-properties style:font-name="DejaVu Sans" officeooo:rsid="00935722"/>
    </style:style>
    <style:style style:name="T53" style:family="text">
      <style:text-properties officeooo:rsid="00aed1ce"/>
    </style:style>
    <style:style style:name="T54" style:family="text">
      <style:text-properties officeooo:rsid="009b286e"/>
    </style:style>
    <style:style style:name="T55" style:family="text">
      <style:text-properties officeooo:rsid="00324c83"/>
    </style:style>
    <style:style style:name="T56" style:family="text">
      <style:text-properties officeooo:rsid="00be6269"/>
    </style:style>
    <style:style style:name="T57" style:family="text">
      <style:text-properties officeooo:rsid="00350669"/>
    </style:style>
    <style:style style:name="T58" style:family="text">
      <style:text-properties officeooo:rsid="00b581ba"/>
    </style:style>
    <style:style style:name="T59" style:family="text">
      <style:text-properties officeooo:rsid="00341bf4"/>
    </style:style>
    <style:style style:name="T60" style:family="text">
      <style:text-properties style:font-name="Segoi ui" officeooo:rsid="00beb730"/>
    </style:style>
    <style:style style:name="T61" style:family="text">
      <style:text-properties style:font-name="Segoi ui" officeooo:rsid="0009e870"/>
    </style:style>
    <style:style style:name="T62" style:family="text">
      <style:text-properties officeooo:rsid="00c04f45"/>
    </style:style>
    <style:style style:name="T63" style:family="text">
      <style:text-properties officeooo:rsid="00469cdf"/>
    </style:style>
    <style:style style:name="T64" style:family="text">
      <style:text-properties officeooo:rsid="00436464"/>
    </style:style>
    <style:style style:name="T65" style:family="text">
      <style:text-properties officeooo:rsid="004526d1"/>
    </style:style>
    <style:style style:name="T66" style:family="text">
      <style:text-properties officeooo:rsid="0009e870"/>
    </style:style>
    <style:style style:name="T67" style:family="text">
      <style:text-properties officeooo:rsid="000c0ff4"/>
    </style:style>
    <style:style style:name="T68" style:family="text">
      <style:text-properties officeooo:rsid="000df8ba"/>
    </style:style>
    <style:style style:name="T69" style:family="text">
      <style:text-properties style:font-name="Segoi ui" officeooo:rsid="000df8ba"/>
    </style:style>
    <style:style style:name="T70" style:family="text">
      <style:text-properties style:font-name="DejaVu Sans" fo:font-size="16pt" fo:font-weight="bold" officeooo:rsid="001c0c45" style:font-size-asian="16pt" style:font-weight-asian="bold" style:font-size-complex="16pt" style:font-weight-complex="bold"/>
    </style:style>
    <style:style style:name="T71" style:family="text">
      <style:text-properties style:font-name="DejaVu Sans" fo:font-size="16pt" fo:font-weight="bold" officeooo:rsid="0036e81d" style:font-size-asian="16pt" style:font-weight-asian="bold" style:font-size-complex="16pt" style:font-weight-complex="bold"/>
    </style:style>
    <style:style style:name="T72" style:family="text">
      <style:text-properties style:font-name="DejaVu Sans"/>
    </style:style>
    <style:style style:name="T73" style:family="text">
      <style:text-properties style:font-name="DejaVu Sans" officeooo:rsid="005f15f6"/>
    </style:style>
    <style:style style:name="T74" style:family="text">
      <style:text-properties style:font-name="DejaVu Sans" officeooo:rsid="0060c70f"/>
    </style:style>
    <style:style style:name="T75" style:family="text">
      <style:text-properties style:font-name="DejaVu Sans" officeooo:rsid="005f2d65"/>
    </style:style>
    <style:style style:name="T76" style:family="text">
      <style:text-properties style:font-name="DejaVu Sans" officeooo:rsid="0062d3d3"/>
    </style:style>
    <style:style style:name="T77" style:family="text">
      <style:text-properties style:font-name="DejaVu Sans" officeooo:rsid="00636daf"/>
    </style:style>
    <style:style style:name="T78" style:family="text">
      <style:text-properties style:font-name="DejaVu Sans" officeooo:rsid="00561f33"/>
    </style:style>
    <style:style style:name="T79" style:family="text">
      <style:text-properties style:font-name="DejaVu Sans" officeooo:rsid="00543a80"/>
    </style:style>
    <style:style style:name="T80" style:family="text">
      <style:text-properties style:font-name="DejaVu Sans" officeooo:rsid="000f7c27"/>
    </style:style>
    <style:style style:name="T81" style:family="text">
      <style:text-properties style:font-name="DejaVu Sans" officeooo:rsid="0049d4c8"/>
    </style:style>
    <style:style style:name="T82" style:family="text">
      <style:text-properties style:font-name="DejaVu Sans" fo:font-size="12pt" fo:font-weight="normal" officeooo:rsid="0049d4c8" style:font-size-asian="12pt" style:font-weight-asian="normal" style:font-size-complex="12pt" style:font-weight-complex="normal"/>
    </style:style>
    <style:style style:name="T83" style:family="text">
      <style:text-properties style:font-name="DejaVu Sans" fo:font-size="12pt" fo:font-weight="normal" officeooo:rsid="004c15dd" style:font-size-asian="12pt" style:font-weight-asian="normal" style:font-size-complex="12pt" style:font-weight-complex="normal"/>
    </style:style>
    <style:style style:name="T84" style:family="text">
      <style:text-properties officeooo:rsid="00212eba"/>
    </style:style>
    <style:style style:name="T85" style:family="text">
      <style:text-properties officeooo:rsid="001e23cb"/>
    </style:style>
    <style:style style:name="T86" style:family="text">
      <style:text-properties officeooo:rsid="00273ade"/>
    </style:style>
    <style:style style:name="T87" style:family="text">
      <style:text-properties style:font-name="DejaVu Sans" officeooo:rsid="0027446a"/>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E</text:span><text:span text:style-name="T2">MDB </text:span></text:p>
      <text:p text:style-name="P2"/>
      <text:p text:style-name="P3">Requirements</text:p>
      <text:list xml:id="list4128779922" text:style-name="L1">
        <text:list-item>
          <text:p text:style-name="P4"><text:span text:style-name="T3">EMDB must u</text:span>se TMDB as the single source of truth.</text:p>
        </text:list-item>
        <text:list-item>
          <text:p text:style-name="P5">EMDB must respect the TMDB rate limit of 50 requests/second.</text:p>
        </text:list-item>
        <text:list-item>
          <text:p text:style-name="P6">EMDB must have the capability to automatically ingest a<text:span text:style-name="T4">n</text:span> movie/series <text:span text:style-name="T5">from TMDB</text:span>.</text:p>
        </text:list-item>
        <text:list-item>
          <text:p text:style-name="P7">EMDB must have the capability to automatically synchronize a movie/series <text:span text:style-name="T5">from TMDB</text:span>.</text:p>
        </text:list-item>
        <text:list-item>
          <text:p text:style-name="P6"><text:span text:style-name="T6">E</text:span>MDB must have the capability to manually ingest a<text:span text:style-name="T7"> </text:span>movie/series <text:span text:style-name="T4">by TMDB id</text:span><text:span text:style-name="T6">.</text:span></text:p>
        </text:list-item>
        <text:list-item>
          <text:p text:style-name="P6">EMDB must have the capability to manually synchronize a movie/series <text:span text:style-name="T4">by TMDB id</text:span>.<text:span text:style-name="T6"> </text:span></text:p>
        </text:list-item>
        <text:list-item>
          <text:p text:style-name="P8">EMDB must have the ability to manually <text:span text:style-name="T8">Create, </text:span>Read, Update, and Delete <text:span text:style-name="T4">an EMDB</text:span> object <text:span text:style-name="T4">by id</text:span>.</text:p>
        </text:list-item>
        <text:list-item>
          <text:p text:style-name="P8">EMDB must have the ability to lock an <text:span text:style-name="T4">EMDB </text:span>object in order to keep it from being updated the next time it gets synchronized from TMDB.</text:p>
          <text:list>
            <text:list-item>
              <text:p text:style-name="P8">This will allow the <text:span text:style-name="T9">an</text:span> admin to manually correct ingested/synchronized data from TMDB until a moderator can correct the data in TMDB.</text:p>
            </text:list-item>
          </text:list>
        </text:list-item>
      </text:list>
      <text:p text:style-name="P9"/>
      <text:p text:style-name="P10">EMDB Objects</text:p>
      <text:list text:style-name="L2">
        <text:list-item>
          <text:p text:style-name="P11">Movie</text:p>
        </text:list-item>
        <text:list-item>
          <text:p text:style-name="P11">Series</text:p>
        </text:list-item>
        <text:list-item>
          <text:p text:style-name="P11">Season</text:p>
        </text:list-item>
        <text:list-item>
          <text:p text:style-name="P11">Episode</text:p>
        </text:list-item>
        <text:list-item>
          <text:p text:style-name="P11">Person</text:p>
        </text:list-item>
        <text:list-item>
          <text:p text:style-name="P11">Credit</text:p>
        </text:list-item>
        <text:list-item>
          <text:p text:style-name="P12">User</text:p>
        </text:list-item>
      </text:list>
      <text:p text:style-name="P13"/>
      <text:p text:style-name="P14">emdb-cli</text:p>
      <text:p text:style-name="P15">The emdb-cli is a command line interface providing the user with the following capabilities:</text:p>
      <text:list text:style-name="L3">
        <text:list-item>
          <text:p text:style-name="P16">Ingest movie and series data from TMDB <text:span text:style-name="T10">and display the progress. <text:s/>If the ingest fails due to bad data in TMDB the movie/series will get sent to ~/projects/emdb/emdb-cli/movies directory where it can be </text:span><text:span text:style-name="T11">manually edited</text:span><text:span text:style-name="T10">.</text:span></text:p>
          <text:list>
            <text:list-item>
              <text:p text:style-name="P16">emdb-cli movie ingest 78</text:p>
            </text:list-item>
          </text:list>
        </text:list-item>
        <text:list-item>
          <text:p text:style-name="P17">Synchronize movie and series data in EMDB with TMDB. <text:s/><text:span text:style-name="T12">This is a manual refresh of a specific movie/series in EMDB.</text:span></text:p>
          <text:list>
            <text:list-header>
              <text:p text:style-name="P18">Emdb-cli movie sync 78</text:p>
            </text:list-header>
          </text:list>
        </text:list-item>
        <text:list-item>
          <text:p text:style-name="P19">Create an object in EMDB. <text:s/>This allows the user to <text:span text:style-name="T13">manually </text:span>correct an object ingested from TMDB and put it in EMDB.</text:p>
          <text:list>
            <text:list-item>
              <text:p text:style-name="P19">emdb-cli movie create Blade-Runner-20251207-235541.json</text:p>
            </text:list-item>
          </text:list>
        </text:list-item>
        <text:list-item>
          <text:p text:style-name="P20">Find <text:span text:style-name="T14">object</text:span> <text:span text:style-name="T15">data</text:span> in EMDB by unique identifier. <text:s/><text:span text:style-name="T15">This can be used to verify the ingestion and synchronization from </text:span><text:span text:style-name="T16">TMDB</text:span><text:span text:style-name="T15">.</text:span></text:p>
          <text:list>
            <text:list-item>
              <text:p text:style-name="P21">emdb-cli movie find 78</text:p>
            </text:list-item>
          </text:list>
        </text:list-item>
        <text:list-item>
          <text:p text:style-name="P22">Update the <text:span text:style-name="T14">object</text:span> by id. <text:s/>This can be used to <text:span text:style-name="T17">override</text:span> specific <text:span text:style-name="T14">object</text:span> fields <text:span text:style-name="T17">from TMDB </text:span><text:span text:style-name="T14">(e.g. movie poster)</text:span>.</text:p>
          <text:list>
            <text:list-item>
              <text:p text:style-name="P23"><text:span text:style-name="T18">emdb-cli movie update </text:span><text:span text:style-name="T19">Blade-Runner-20251207-235541.json</text:span></text:p>
            </text:list-item>
          </text:list>
        </text:list-item>
        <text:list-item>
          <text:p text:style-name="P24">Delete <text:span text:style-name="T14">the object by id</text:span>. <text:s/>This is needed in case the application automatically ingests bad data from TMDB.</text:p>
          <text:list>
            <text:list-item>
              <text:p text:style-name="P23">emdb-cli movie delete 78</text:p>
            </text:list-item>
          </text:list>
        </text:list-item>
      </text:list>
      <text:p text:style-name="P25"/>
      <text:p text:style-name="P25">emdb-<text:span text:style-name="T20">gateway</text:span>-service</text:p>
      <text:p text:style-name="P26">The <text:span text:style-name="T21">emdb-</text:span>gateway<text:span text:style-name="T21">-service </text:span>provides a facade or a reverse proxy to the rest of the application. <text:s/><text:span text:style-name="T22">Since this is a single point of failure for the entire application it must be redundant and fault tolerant. <text:s/>The service will be replicated on two different machines making it highly available and us</text:span><text:span text:style-name="T23">e</text:span><text:span text:style-name="T22"> a </text:span><text:span text:style-name="T23">Ci</text:span><text:span text:style-name="T22">rcuit </text:span><text:span text:style-name="T23">B</text:span><text:span text:style-name="T22">reaker </text:span><text:span text:style-name="T23">to kae it fault tolerant.</text:span></text:p>
      <text:list text:style-name="L4">
        <text:list-item>
          <text:p text:style-name="P27">Routes traffic from the <text:span text:style-name="T22">UI/CLI</text:span> to the appropriate services</text:p>
          <text:list>
            <text:list-item>
              <text:p text:style-name="P28">Routes the POST ingest request from the CLI to the emdb-scraper-service by sending an asynchronous message</text:p>
            </text:list-item>
            <text:list-item>
              <text:p text:style-name="P28">Routes the GET movie details request from the UI to the emdb-media-service by forwarding the HTTP request</text:p>
            </text:list-item>
          </text:list>
        </text:list-item>
        <text:list-item>
          <text:p text:style-name="P27">Aggregates the responses from multiple services into a single response for the ui/cli <text:s/></text:p>
        </text:list-item>
        <text:list-item>
          <text:p text:style-name="P29">Implements caching so that it doesn’t hit the emdb-media-service for duplicate requests</text:p>
          <text:list>
            <text:list-item>
              <text:p text:style-name="P29">Use Redis for the caching layer<text:span text:style-name="T24"> </text:span></text:p>
            </text:list-item>
          </text:list>
        </text:list-item>
        <text:list-item>
          <text:p text:style-name="P30">Aggregates the job events and converts them to server sent events for the UI/CLI</text:p>
        </text:list-item>
      </text:list>
      <text:p text:style-name="P31"/>
      <text:p text:style-name="P25"><text:span text:style-name="T25">e</text:span>mdb-<text:span text:style-name="T25">job</text:span>-service</text:p>
      <text:p text:style-name="P32">The emdb-<text:span text:style-name="T25">job</text:span>-service <text:span text:style-name="T26">logs messages </text:span><text:span text:style-name="T25">as they progress through the system</text:span><text:span text:style-name="T26">. <text:s/></text:span><text:span text:style-name="T25">It also persists the messages in the database and broadcasts the messages as server sent events.</text:span></text:p>
      <text:p text:style-name="P26"/>
      <text:p text:style-name="P25">emdb-<text:span text:style-name="T23">scheduler</text:span>-service </text:p>
      <text:p text:style-name="P33">The <text:span text:style-name="T21">emdb-</text:span>scheduler<text:span text:style-name="T21">-service </text:span>r<text:span text:style-name="T21">un</text:span>s<text:span text:style-name="T21"> every day at 08:00:00 UTC (01:00:00 MST). <text:s/></text:span>This service gets the changed movies/series from TMDB and puts them in the queue to be ingested by the emdb-scraper-service. <text:s/>This service also provides the ability to run at unscheduled times via the CLI.</text:p>
      <text:p text:style-name="P26"/>
      <text:p text:style-name="P25"><text:span text:style-name="T26">e</text:span>mdb-scraper-service</text:p>
      <text:p text:style-name="P32">The emdb-scraper-service ingests movie/series data from TMDB <text:span text:style-name="T27">and puts it into EMDB</text:span>. <text:s/><text:span text:style-name="T27">It also synchronizes movie/series data in EMDB with TMDB. <text:s/>Since the ingest/synchronize process can take several minutes, the CLI will use a request-reply pattern to submit the request and display job status to the user. <text:s/>Each job submitted by the user will have an audit trail stored in the database. </text:span></text:p>
      <text:p text:style-name="P32"/>
      <text:p text:style-name="P25"><text:span text:style-name="T26">e</text:span>mdb-media-service</text:p>
      <text:p text:style-name="P32">The emdb-media-service <text:span text:style-name="T28">manages the movie, series, and people data in the database.</text:span></text:p>
      <text:list text:continue-list="list4128779922" text:style-name="L1">
        <text:list-item>
          <text:p text:style-name="P34">Every entity in EMDB will have an external id. <text:s/>By default, this is a 64-bit integer which accomodates TMDB, Trakt, and TVDB.</text:p>
        </text:list-item>
      </text:list>
      <text:p text:style-name="P35"/>
      <text:p text:style-name="P36">Endpoints</text:p>
      <text:p text:style-name="P37"/>
      <table:table table:name="Endpoints" table:style-name="Endpoints">
        <table:table-column table:style-name="Endpoints.A"/>
        <table:table-column table:style-name="Endpoints.B"/>
        <table:table-column table:style-name="Endpoints.C"/>
        <table:table-column table:style-name="Endpoints.D"/>
        <table:table-row>
          <table:table-cell table:style-name="Endpoints.A1" office:value-type="string">
            <text:p text:style-name="P38">Endpoint</text:p>
          </table:table-cell>
          <table:table-cell table:style-name="Endpoints.A1" office:value-type="string">
            <text:p text:style-name="P38">URI</text:p>
          </table:table-cell>
          <table:table-cell table:style-name="Endpoints.A1" office:value-type="string">
            <text:p text:style-name="P38">Status</text:p>
          </table:table-cell>
          <table:table-cell table:style-name="Endpoints.A1" office:value-type="string">
            <text:p text:style-name="P38">Description</text:p>
          </table:table-cell>
        </table:table-row>
        <table:table-row>
          <table:table-cell table:style-name="Endpoints.A1" office:value-type="string">
            <text:p text:style-name="P38"/>
          </table:table-cell>
          <table:table-cell table:style-name="Endpoints.A1" office:value-type="string">
            <text:p text:style-name="P39"/>
          </table:table-cell>
          <table:table-cell table:style-name="Endpoints.A1" office:value-type="string">
            <text:p text:style-name="P40"/>
          </table:table-cell>
          <table:table-cell table:style-name="Endpoints.A1" office:value-type="string">
            <text:p text:style-name="P40"/>
          </table:table-cell>
        </table:table-row>
        <table:table-row>
          <table:table-cell table:style-name="Endpoints.A1" office:value-type="string">
            <text:p text:style-name="P38">Gateway</text:p>
          </table:table-cell>
          <table:table-cell table:style-name="Endpoints.A1" office:value-type="string">
            <text:p text:style-name="P39"/>
          </table:table-cell>
          <table:table-cell table:style-name="Endpoints.A1" office:value-type="string">
            <text:p text:style-name="P40"/>
          </table:table-cell>
          <table:table-cell table:style-name="Endpoints.A1" office:value-type="string">
            <text:p text:style-name="P40"/>
          </table:table-cell>
        </table:table-row>
        <table:table-row>
          <table:table-cell table:style-name="Endpoints.A1" office:value-type="string">
            <text:p text:style-name="P41">POST</text:p>
          </table:table-cell>
          <table:table-cell table:style-name="Endpoints.A1" office:value-type="string">
            <text:p text:style-name="P39">http://localhost:603<text:span text:style-name="T29">1</text:span>0/emdb/api/<text:span text:style-name="T29">movies/</text:span><text:span text:style-name="T30">cron</text:span></text:p>
          </table:table-cell>
          <table:table-cell table:style-name="Endpoints.A1" office:value-type="string">
            <text:p text:style-name="P42">Complete</text:p>
          </table:table-cell>
          <table:table-cell table:style-name="Endpoints.A1" office:value-type="string">
            <text:p text:style-name="P43">Sends CronMessage to movie-cron queue</text:p>
          </table:table-cell>
        </table:table-row>
        <table:table-row>
          <table:table-cell table:style-name="Endpoints.A1" office:value-type="string">
            <text:p text:style-name="P40">POST</text:p>
          </table:table-cell>
          <table:table-cell table:style-name="Endpoints.A1" office:value-type="string">
            <text:p text:style-name="P39">http://localhost:603<text:span text:style-name="T29">1</text:span>0/emdb/api/<text:span text:style-name="T29">movies/</text:span><text:span text:style-name="T31">ingest</text:span></text:p>
          </table:table-cell>
          <table:table-cell table:style-name="Endpoints.A1" office:value-type="string">
            <text:p text:style-name="P44">Complete</text:p>
          </table:table-cell>
          <table:table-cell table:style-name="Endpoints.A1" office:value-type="string">
            <text:p text:style-name="P43">Sends IngestMessage to movie-ingest queue</text:p>
          </table:table-cell>
        </table:table-row>
        <table:table-row table:style-name="Endpoints.6">
          <table:table-cell table:style-name="Endpoints.A1" office:value-type="string">
            <text:p text:style-name="P45">POST</text:p>
          </table:table-cell>
          <table:table-cell table:style-name="Endpoints.A1" office:value-type="string">
            <text:p text:style-name="P39">http://localhost:603<text:span text:style-name="T29">1</text:span>0/emdb/api/<text:span text:style-name="T29">movies/</text:span><text:span text:style-name="T32">sync</text:span></text:p>
          </table:table-cell>
          <table:table-cell table:style-name="Endpoints.A1" office:value-type="string">
            <text:p text:style-name="P46">Not Started</text:p>
          </table:table-cell>
          <table:table-cell table:style-name="Endpoints.A1" office:value-type="string">
            <text:p text:style-name="P43">Sends SynnchronizeMessage to movie-sync queue</text:p>
          </table:table-cell>
        </table:table-row>
        <table:table-row>
          <table:table-cell table:style-name="Endpoints.A1" office:value-type="string">
            <text:p text:style-name="P47">POST</text:p>
          </table:table-cell>
          <table:table-cell table:style-name="Endpoints.A1" office:value-type="string">
            <text:p text:style-name="P39">http://localhost:603<text:span text:style-name="T29">1</text:span>0/emdb/api/<text:span text:style-name="T29">movies</text:span></text:p>
          </table:table-cell>
          <table:table-cell table:style-name="Endpoints.A1" office:value-type="string">
            <text:p text:style-name="P44">Complete</text:p>
          </table:table-cell>
          <table:table-cell table:style-name="Endpoints.A1" office:value-type="string">
            <text:p text:style-name="P48">Route <text:span text:style-name="T18">/emdb-</text:span><text:span text:style-name="T33">media</text:span><text:span text:style-name="T18">/api/</text:span><text:span text:style-name="T34">movies</text:span></text:p>
          </table:table-cell>
        </table:table-row>
        <table:table-row>
          <table:table-cell table:style-name="Endpoints.A1" office:value-type="string">
            <text:p text:style-name="P48">GET</text:p>
          </table:table-cell>
          <table:table-cell table:style-name="Endpoints.A1" office:value-type="string">
            <text:p text:style-name="P39">http://localhost:603<text:span text:style-name="T29">1</text:span>0/emdb/api/<text:span text:style-name="T29">movies/</text:span><text:span text:style-name="T35">{id}</text:span></text:p>
          </table:table-cell>
          <table:table-cell table:style-name="Endpoints.A1" office:value-type="string">
            <text:p text:style-name="P46">Not Started</text:p>
          </table:table-cell>
          <table:table-cell table:style-name="Endpoints.A1" office:value-type="string">
            <text:p text:style-name="P48">Route /<text:span text:style-name="T18">emdb-</text:span><text:span text:style-name="T36">media</text:span><text:span text:style-name="T18">/api/</text:span><text:span text:style-name="T34">movies/</text:span><text:span text:style-name="T18">{id}</text:span></text:p>
          </table:table-cell>
        </table:table-row>
        <table:table-row>
          <table:table-cell table:style-name="Endpoints.A1" office:value-type="string">
            <text:p text:style-name="P45">PATCH</text:p>
          </table:table-cell>
          <table:table-cell table:style-name="Endpoints.A1" office:value-type="string">
            <text:p text:style-name="P39">http://localhost:603<text:span text:style-name="T29">1</text:span>0/emdb/api/<text:span text:style-name="T29">movies/</text:span><text:span text:style-name="T35">{id}</text:span></text:p>
          </table:table-cell>
          <table:table-cell table:style-name="Endpoints.A1" office:value-type="string">
            <text:p text:style-name="P46">Not Started</text:p>
          </table:table-cell>
          <table:table-cell table:style-name="Endpoints.A1" office:value-type="string">
            <text:p text:style-name="P48">Route <text:span text:style-name="T18">/emdb-</text:span><text:span text:style-name="T36">media</text:span><text:span text:style-name="T18">/api/</text:span><text:span text:style-name="T34">movies/</text:span><text:span text:style-name="T18">{id}</text:span></text:p>
          </table:table-cell>
        </table:table-row>
        <table:table-row>
          <table:table-cell table:style-name="Endpoints.A1" office:value-type="string">
            <text:p text:style-name="P45">DELETE</text:p>
          </table:table-cell>
          <table:table-cell table:style-name="Endpoints.A1" office:value-type="string">
            <text:p text:style-name="P39">http://localhost:603<text:span text:style-name="T29">1</text:span>0/emdb/api/<text:span text:style-name="T29">movies/</text:span><text:span text:style-name="T35">{id}</text:span></text:p>
          </table:table-cell>
          <table:table-cell table:style-name="Endpoints.A1" office:value-type="string">
            <text:p text:style-name="P46">Not Started</text:p>
          </table:table-cell>
          <table:table-cell table:style-name="Endpoints.A1" office:value-type="string">
            <text:p text:style-name="P48">Route <text:span text:style-name="T18">/emdb-</text:span><text:span text:style-name="T36">media</text:span><text:span text:style-name="T18">/api/</text:span><text:span text:style-name="T34">movies/</text:span><text:span text:style-name="T18">{id}</text:span></text:p>
          </table:table-cell>
        </table:table-row>
        <table:table-row>
          <table:table-cell table:style-name="Endpoints.A1" office:value-type="string">
            <text:p text:style-name="P48">GET</text:p>
          </table:table-cell>
          <table:table-cell table:style-name="Endpoints.A1" office:value-type="string">
            <text:p text:style-name="P39">http://localhost:603<text:span text:style-name="T29">1</text:span>0/emdb/api/<text:span text:style-name="T29">movies/</text:span><text:span text:style-name="T35">{id}/</text:span><text:span text:style-name="T37">credits/{creditId}</text:span></text:p>
          </table:table-cell>
          <table:table-cell table:style-name="Endpoints.A1" office:value-type="string">
            <text:p text:style-name="P46">Not Started</text:p>
          </table:table-cell>
          <table:table-cell table:style-name="Endpoints.A1" office:value-type="string">
            <text:p text:style-name="P48">Route <text:span text:style-name="T18">/emdb-</text:span><text:span text:style-name="T36">media</text:span><text:span text:style-name="T18">/api/</text:span><text:span text:style-name="T34">movies/</text:span><text:span text:style-name="T18">{id}/</text:span><text:span text:style-name="T38">credits/{creditId}</text:span></text:p>
          </table:table-cell>
        </table:table-row>
        <table:table-row>
          <table:table-cell table:style-name="Endpoints.A1" office:value-type="string">
            <text:p text:style-name="P45">PATCH</text:p>
          </table:table-cell>
          <table:table-cell table:style-name="Endpoints.A1" office:value-type="string">
            <text:p text:style-name="P39">http://localhost:603<text:span text:style-name="T29">1</text:span>0/emdb/api/<text:span text:style-name="T29">movies/</text:span><text:span text:style-name="T35">{id}/</text:span><text:span text:style-name="T37">credits/{creditId}</text:span></text:p>
          </table:table-cell>
          <table:table-cell table:style-name="Endpoints.A1" office:value-type="string">
            <text:p text:style-name="P46">Not Started</text:p>
          </table:table-cell>
          <table:table-cell table:style-name="Endpoints.A1" office:value-type="string">
            <text:p text:style-name="P48">Route <text:span text:style-name="T18">/emdb-</text:span><text:span text:style-name="T36">media</text:span><text:span text:style-name="T18">/api/</text:span><text:span text:style-name="T34">movies/</text:span><text:span text:style-name="T18">{id}/</text:span><text:span text:style-name="T38">credits/{creditId}</text:span></text:p>
          </table:table-cell>
        </table:table-row>
        <table:table-row>
          <table:table-cell table:style-name="Endpoints.A1" office:value-type="string">
            <text:p text:style-name="P49">DELETE</text:p>
          </table:table-cell>
          <table:table-cell table:style-name="Endpoints.A1" office:value-type="string">
            <text:p text:style-name="P39">http://localhost:603<text:span text:style-name="T29">1</text:span>0/emdb/api/<text:span text:style-name="T29">movies/</text:span><text:span text:style-name="T35">{id}/</text:span><text:span text:style-name="T37">credits/{creditId}</text:span></text:p>
          </table:table-cell>
          <table:table-cell table:style-name="Endpoints.A1" office:value-type="string">
            <text:p text:style-name="P46">Not Started</text:p>
          </table:table-cell>
          <table:table-cell table:style-name="Endpoints.A1" office:value-type="string">
            <text:p text:style-name="P48">Route <text:span text:style-name="T18">/emdb-</text:span><text:span text:style-name="T36">media</text:span><text:span text:style-name="T18">/api/</text:span><text:span text:style-name="T34">movies/</text:span><text:span text:style-name="T18">{id}/</text:span><text:span text:style-name="T38">credits/{creditId}</text:span></text:p>
          </table:table-cell>
        </table:table-row>
        <table:table-row>
          <table:table-cell table:style-name="Endpoints.A1" office:value-type="string">
            <text:p text:style-name="P50"/>
          </table:table-cell>
          <table:table-cell table:style-name="Endpoints.A1" office:value-type="string">
            <text:p text:style-name="P51"/>
          </table:table-cell>
          <table:table-cell table:style-name="Endpoints.A1" office:value-type="string">
            <text:p text:style-name="P46"/>
          </table:table-cell>
          <table:table-cell table:style-name="Endpoints.A1" office:value-type="string">
            <text:p text:style-name="P51"/>
          </table:table-cell>
        </table:table-row>
        <table:table-row>
          <table:table-cell table:style-name="Endpoints.A1" office:value-type="string">
            <text:p text:style-name="P40">POST</text:p>
          </table:table-cell>
          <table:table-cell table:style-name="Endpoints.A1" office:value-type="string">
            <text:p text:style-name="P39">http://localhost:603<text:span text:style-name="T29">1</text:span>0/emdb/api/<text:span text:style-name="T37">series</text:span><text:span text:style-name="T29">/</text:span><text:span text:style-name="T31">ingest</text:span></text:p>
          </table:table-cell>
          <table:table-cell table:style-name="Endpoints.A1" office:value-type="string">
            <text:p text:style-name="P46">Not Started</text:p>
          </table:table-cell>
          <table:table-cell table:style-name="Endpoints.A1" office:value-type="string">
            <text:p text:style-name="P52">Route to <text:span text:style-name="T18">http://</text:span><text:span text:style-name="T39">localhost</text:span><text:span text:style-name="T18">:603</text:span><text:span text:style-name="T40">16</text:span><text:span text:style-name="T18">/emdb-</text:span><text:span text:style-name="T41">scraper</text:span><text:span text:style-name="T18">/api/</text:span><text:span text:style-name="T37">series</text:span><text:span text:style-name="T34">/</text:span><text:span text:style-name="T42">ingest</text:span></text:p>
          </table:table-cell>
        </table:table-row>
        <table:table-row>
          <table:table-cell table:style-name="Endpoints.A1" office:value-type="string">
            <text:p text:style-name="P45">POST</text:p>
          </table:table-cell>
          <table:table-cell table:style-name="Endpoints.A1" office:value-type="string">
            <text:p text:style-name="P53">http://localhost:603<text:span text:style-name="T29">1</text:span>0/emdb/api/<text:span text:style-name="T37">series</text:span><text:span text:style-name="T29">/</text:span><text:span text:style-name="T32">sync</text:span></text:p>
          </table:table-cell>
          <table:table-cell table:style-name="Endpoints.A1" office:value-type="string">
            <text:p text:style-name="P46">Not Started</text:p>
          </table:table-cell>
          <table:table-cell table:style-name="Endpoints.A1" office:value-type="string">
            <text:p text:style-name="P52">Route to <text:span text:style-name="T18">http://</text:span><text:span text:style-name="T39">localhost</text:span><text:span text:style-name="T18">:603</text:span><text:span text:style-name="T40">16</text:span><text:span text:style-name="T18">/emdb-</text:span><text:span text:style-name="T41">scraper</text:span><text:span text:style-name="T18">/api/</text:span><text:span text:style-name="T37">series</text:span><text:span text:style-name="T34">/</text:span><text:span text:style-name="T43">sync</text:span></text:p>
          </table:table-cell>
        </table:table-row>
        <table:table-row>
          <table:table-cell table:style-name="Endpoints.A1" office:value-type="string">
            <text:p text:style-name="P48">GET</text:p>
          </table:table-cell>
          <table:table-cell table:style-name="Endpoints.A1" office:value-type="string">
            <text:p text:style-name="P53">http://localhost:603<text:span text:style-name="T29">1</text:span>0/emdb/api/<text:span text:style-name="T37">series</text:span><text:span text:style-name="T29">/</text:span><text:span text:style-name="T35">{id}</text:span></text:p>
          </table:table-cell>
          <table:table-cell table:style-name="Endpoints.A1" office:value-type="string">
            <text:p text:style-name="P46">Not Started</text:p>
          </table:table-cell>
          <table:table-cell table:style-name="Endpoints.A1" office:value-type="string">
            <text:p text:style-name="P52">Route to <text:span text:style-name="T18">http://</text:span><text:span text:style-name="T39">localhost</text:span><text:span text:style-name="T18">:603</text:span><text:span text:style-name="T41">12</text:span><text:span text:style-name="T18">/emdb-</text:span><text:span text:style-name="T36">media</text:span><text:span text:style-name="T18">/api/</text:span><text:span text:style-name="T37">series</text:span><text:span text:style-name="T34">/</text:span><text:span text:style-name="T18">{id}</text:span></text:p>
          </table:table-cell>
        </table:table-row>
        <table:table-row>
          <table:table-cell table:style-name="Endpoints.A1" office:value-type="string">
            <text:p text:style-name="P45">PATCH</text:p>
          </table:table-cell>
          <table:table-cell table:style-name="Endpoints.A1" office:value-type="string">
            <text:p text:style-name="P53">http://localhost:603<text:span text:style-name="T29">1</text:span>0/emdb/api/<text:span text:style-name="T37">series</text:span><text:span text:style-name="T29">/</text:span><text:span text:style-name="T35">{id}</text:span></text:p>
          </table:table-cell>
          <table:table-cell table:style-name="Endpoints.A1" office:value-type="string">
            <text:p text:style-name="P46">Not Started</text:p>
          </table:table-cell>
          <table:table-cell table:style-name="Endpoints.A1" office:value-type="string">
            <text:p text:style-name="P52">Route to <text:span text:style-name="T18">http://</text:span><text:span text:style-name="T39">localhost</text:span><text:span text:style-name="T18">:603</text:span><text:span text:style-name="T41">12</text:span><text:span text:style-name="T18">/emdb-</text:span><text:span text:style-name="T36">media</text:span><text:span text:style-name="T18">/api/</text:span><text:span text:style-name="T37">series</text:span><text:span text:style-name="T34">/</text:span><text:span text:style-name="T18">{id}</text:span></text:p>
          </table:table-cell>
        </table:table-row>
        <table:table-row>
          <table:table-cell table:style-name="Endpoints.A1" office:value-type="string">
            <text:p text:style-name="P45">DELETE</text:p>
          </table:table-cell>
          <table:table-cell table:style-name="Endpoints.A1" office:value-type="string">
            <text:p text:style-name="P53">http://localhost:603<text:span text:style-name="T29">1</text:span>0/emdb/api/<text:span text:style-name="T37">series</text:span><text:span text:style-name="T29">/</text:span><text:span text:style-name="T35">{id}</text:span></text:p>
          </table:table-cell>
          <table:table-cell table:style-name="Endpoints.A1" office:value-type="string">
            <text:p text:style-name="P46">Not Started</text:p>
          </table:table-cell>
          <table:table-cell table:style-name="Endpoints.A1" office:value-type="string">
            <text:p text:style-name="P52">Route to <text:span text:style-name="T18">http://</text:span><text:span text:style-name="T39">localhost</text:span><text:span text:style-name="T18">:603</text:span><text:span text:style-name="T41">12</text:span><text:span text:style-name="T18">/emdb-</text:span><text:span text:style-name="T36">media</text:span><text:span text:style-name="T18">/api/</text:span><text:span text:style-name="T37">series</text:span><text:span text:style-name="T34">/</text:span><text:span text:style-name="T18">{id}</text:span></text:p>
          </table:table-cell>
        </table:table-row>
        <table:table-row>
          <table:table-cell table:style-name="Endpoints.A1" office:value-type="string">
            <text:p text:style-name="P48">GET</text:p>
          </table:table-cell>
          <table:table-cell table:style-name="Endpoints.A1" office:value-type="string">
            <text:p text:style-name="P53">http://localhost:603<text:span text:style-name="T29">1</text:span>0/emdb/api/<text:span text:style-name="T37">series</text:span><text:span text:style-name="T29">/</text:span><text:span text:style-name="T35">{id}/</text:span><text:span text:style-name="T37">credits/{creditId}</text:span></text:p>
          </table:table-cell>
          <table:table-cell table:style-name="Endpoints.A1" office:value-type="string">
            <text:p text:style-name="P46">Not Started</text:p>
          </table:table-cell>
          <table:table-cell table:style-name="Endpoints.A1" office:value-type="string">
            <text:p text:style-name="P52">Route to <text:span text:style-name="T18">http://</text:span><text:span text:style-name="T39">localhost</text:span><text:span text:style-name="T18">:603</text:span><text:span text:style-name="T41">12</text:span><text:span text:style-name="T18">/emdb-</text:span><text:span text:style-name="T36">media</text:span><text:span text:style-name="T18">/api/</text:span><text:span text:style-name="T37">series</text:span><text:span text:style-name="T34">/</text:span><text:span text:style-name="T18">{id}/</text:span><text:span text:style-name="T38">credits/{creditId}</text:span></text:p>
          </table:table-cell>
        </table:table-row>
        <table:table-row>
          <table:table-cell table:style-name="Endpoints.A1" office:value-type="string">
            <text:p text:style-name="P45">PATCH</text:p>
          </table:table-cell>
          <table:table-cell table:style-name="Endpoints.A1" office:value-type="string">
            <text:p text:style-name="P53">http://localhost:603<text:span text:style-name="T29">1</text:span>0/emdb/api/<text:span text:style-name="T37">series</text:span><text:span text:style-name="T29">/</text:span><text:span text:style-name="T35">{id}/</text:span><text:span text:style-name="T37">credits/{creditId}</text:span></text:p>
          </table:table-cell>
          <table:table-cell table:style-name="Endpoints.A1" office:value-type="string">
            <text:p text:style-name="P46">Not Started</text:p>
          </table:table-cell>
          <table:table-cell table:style-name="Endpoints.A1" office:value-type="string">
            <text:p text:style-name="P52">Route to <text:span text:style-name="T18">http://</text:span><text:span text:style-name="T39">localhost</text:span><text:span text:style-name="T18">:603</text:span><text:span text:style-name="T41">12</text:span><text:span text:style-name="T18">/emdb-</text:span><text:span text:style-name="T36">media</text:span><text:span text:style-name="T18">/api/</text:span><text:span text:style-name="T37">series</text:span><text:span text:style-name="T34">/</text:span><text:span text:style-name="T18">{id}/</text:span><text:span text:style-name="T38">credits/{creditId}</text:span></text:p>
          </table:table-cell>
        </table:table-row>
        <table:table-row>
          <table:table-cell table:style-name="Endpoints.A1" office:value-type="string">
            <text:p text:style-name="P49">DELETE</text:p>
          </table:table-cell>
          <table:table-cell table:style-name="Endpoints.A1" office:value-type="string">
            <text:p text:style-name="P53">http://localhost:603<text:span text:style-name="T29">1</text:span>0/emdb/api/<text:span text:style-name="T37">series</text:span><text:span text:style-name="T29">/</text:span><text:span text:style-name="T35">{id}/</text:span><text:span text:style-name="T37">credits/{creditId}</text:span></text:p>
          </table:table-cell>
          <table:table-cell table:style-name="Endpoints.A1" office:value-type="string">
            <text:p text:style-name="P46">Not Started</text:p>
          </table:table-cell>
          <table:table-cell table:style-name="Endpoints.A1" office:value-type="string">
            <text:p text:style-name="P52">Route to <text:span text:style-name="T18">http://</text:span><text:span text:style-name="T39">localhost</text:span><text:span text:style-name="T18">:603</text:span><text:span text:style-name="T41">12</text:span><text:span text:style-name="T18">/emdb-</text:span><text:span text:style-name="T36">media</text:span><text:span text:style-name="T18">/api/</text:span><text:span text:style-name="T37">series</text:span><text:span text:style-name="T34">/</text:span><text:span text:style-name="T18">{id}/</text:span><text:span text:style-name="T38">credits/{creditId}</text:span></text:p>
          </table:table-cell>
        </table:table-row>
        <table:table-row>
          <table:table-cell table:style-name="Endpoints.A1" office:value-type="string">
            <text:p text:style-name="P50"/>
          </table:table-cell>
          <table:table-cell table:style-name="Endpoints.A1" office:value-type="string">
            <text:p text:style-name="P51"/>
          </table:table-cell>
          <table:table-cell table:style-name="Endpoints.A1" office:value-type="string">
            <text:p text:style-name="P46"/>
          </table:table-cell>
          <table:table-cell table:style-name="Endpoints.A1" office:value-type="string">
            <text:p text:style-name="P51"/>
          </table:table-cell>
        </table:table-row>
        <table:table-row>
          <table:table-cell table:style-name="Endpoints.A1" office:value-type="string">
            <text:p text:style-name="P50">GET</text:p>
          </table:table-cell>
          <table:table-cell table:style-name="Endpoints.A1" office:value-type="string">
            <text:p text:style-name="P51">http://localhost:603<text:span text:style-name="T44">10</text:span>/emdb-user/<text:span text:style-name="T45">api/users/</text:span><text:span text:style-name="T46">{id}</text:span></text:p>
          </table:table-cell>
          <table:table-cell table:style-name="Endpoints.A1" office:value-type="string">
            <text:p text:style-name="P46">Not Started</text:p>
          </table:table-cell>
          <table:table-cell table:style-name="Endpoints.A1" office:value-type="string">
            <text:p text:style-name="P51"><text:span text:style-name="T47">Route to </text:span>http://localhost:60322/emdb-user/<text:span text:style-name="T45">api/users/</text:span><text:span text:style-name="T46">{id}</text:span></text:p>
          </table:table-cell>
        </table:table-row>
        <table:table-row>
          <table:table-cell table:style-name="Endpoints.A1" office:value-type="string">
            <text:p text:style-name="P54"/>
          </table:table-cell>
          <table:table-cell table:style-name="Endpoints.A1" office:value-type="string">
            <text:p text:style-name="P39">http://localhost:603<text:span text:style-name="T29">1</text:span>0/emdb/api/<text:span text:style-name="T29">movies/</text:span><text:span text:style-name="T35">{id}</text:span></text:p>
          </table:table-cell>
          <table:table-cell table:style-name="Endpoints.A1" office:value-type="string">
            <text:p text:style-name="P54"/>
          </table:table-cell>
          <table:table-cell table:style-name="Endpoints.A1" office:value-type="string">
            <text:p text:style-name="P54"/>
          </table:table-cell>
        </table:table-row>
        <table:table-row>
          <table:table-cell table:style-name="Endpoints.A1" office:value-type="string">
            <text:p text:style-name="P54"/>
          </table:table-cell>
          <table:table-cell table:style-name="Endpoints.A1" office:value-type="string">
            <text:p text:style-name="P54"/>
          </table:table-cell>
          <table:table-cell table:style-name="Endpoints.A1" office:value-type="string">
            <text:p text:style-name="P54"/>
          </table:table-cell>
          <table:table-cell table:style-name="Endpoints.A1" office:value-type="string">
            <text:p text:style-name="P54"/>
          </table:table-cell>
        </table:table-row>
        <table:table-row>
          <table:table-cell table:style-name="Endpoints.A1" office:value-type="string">
            <text:p text:style-name="P54"/>
          </table:table-cell>
          <table:table-cell table:style-name="Endpoints.A1" office:value-type="string">
            <text:p text:style-name="P54"/>
          </table:table-cell>
          <table:table-cell table:style-name="Endpoints.A1" office:value-type="string">
            <text:p text:style-name="P54"/>
          </table:table-cell>
          <table:table-cell table:style-name="Endpoints.A1" office:value-type="string">
            <text:p text:style-name="P54"/>
          </table:table-cell>
        </table:table-row>
        <table:table-row>
          <table:table-cell table:style-name="Endpoints.A1" office:value-type="string">
            <text:p text:style-name="P55">Scheduler</text:p>
          </table:table-cell>
          <table:table-cell table:style-name="Endpoints.A1" office:value-type="string">
            <text:p text:style-name="P54"/>
          </table:table-cell>
          <table:table-cell table:style-name="Endpoints.A1" office:value-type="string">
            <text:p text:style-name="P56">Complete</text:p>
          </table:table-cell>
          <table:table-cell table:style-name="Endpoints.A1" office:value-type="string">
            <text:p text:style-name="P56">Process the CronMessage now</text:p>
          </table:table-cell>
        </table:table-row>
        <table:table-row>
          <table:table-cell table:style-name="Endpoints.A1" office:value-type="string">
            <text:p text:style-name="P54"/>
          </table:table-cell>
          <table:table-cell table:style-name="Endpoints.A1" office:value-type="string">
            <text:p text:style-name="P57"><text:span text:style-name="T48">@Incoming</text:span><text:span text:style-name="T49">(</text:span><text:span text:style-name="T50">"movie-cron-in"</text:span><text:span text:style-name="T49">)</text:span></text:p>
          </table:table-cell>
          <table:table-cell table:style-name="Endpoints.A1" office:value-type="string">
            <text:p text:style-name="P54"/>
          </table:table-cell>
          <table:table-cell table:style-name="Endpoints.A1" office:value-type="string">
            <text:p text:style-name="P54"/>
          </table:table-cell>
        </table:table-row>
        <table:table-row>
          <table:table-cell table:style-name="Endpoints.A1" office:value-type="string">
            <text:p text:style-name="P54"/>
          </table:table-cell>
          <table:table-cell table:style-name="Endpoints.A1" office:value-type="string">
            <text:p text:style-name="P54"/>
          </table:table-cell>
          <table:table-cell table:style-name="Endpoints.A1" office:value-type="string">
            <text:p text:style-name="P54"/>
          </table:table-cell>
          <table:table-cell table:style-name="Endpoints.A1" office:value-type="string">
            <text:p text:style-name="P54"/>
          </table:table-cell>
        </table:table-row>
        <table:table-row>
          <table:table-cell table:style-name="Endpoints.A1" office:value-type="string">
            <text:p text:style-name="P54"/>
          </table:table-cell>
          <table:table-cell table:style-name="Endpoints.A1" office:value-type="string">
            <text:p text:style-name="P54"/>
          </table:table-cell>
          <table:table-cell table:style-name="Endpoints.A1" office:value-type="string">
            <text:p text:style-name="P54"/>
          </table:table-cell>
          <table:table-cell table:style-name="Endpoints.A1" office:value-type="string">
            <text:p text:style-name="P54"/>
          </table:table-cell>
        </table:table-row>
        <table:table-row>
          <table:table-cell table:style-name="Endpoints.A1" office:value-type="string">
            <text:p text:style-name="P38">Scraper</text:p>
          </table:table-cell>
          <table:table-cell table:style-name="Endpoints.A1" office:value-type="string">
            <text:p text:style-name="P54"/>
          </table:table-cell>
          <table:table-cell table:style-name="Endpoints.A1" office:value-type="string">
            <text:p text:style-name="P54"/>
          </table:table-cell>
          <table:table-cell table:style-name="Endpoints.A1" office:value-type="string">
            <text:p text:style-name="P54"/>
          </table:table-cell>
        </table:table-row>
        <table:table-row>
          <table:table-cell table:style-name="Endpoints.A1" office:value-type="string">
            <text:p text:style-name="P40"/>
          </table:table-cell>
          <table:table-cell table:style-name="Endpoints.A1" office:value-type="string">
            <text:p text:style-name="P58"><text:span text:style-name="T48">@Incoming</text:span><text:span text:style-name="T49">(</text:span><text:span text:style-name="T50">"movie-ingest-in"</text:span><text:span text:style-name="T49">)</text:span></text:p>
          </table:table-cell>
          <table:table-cell table:style-name="Endpoints.A1" office:value-type="string">
            <text:p text:style-name="P59">In Work</text:p>
          </table:table-cell>
          <table:table-cell table:style-name="Endpoints.A1" office:value-type="string">
            <text:p text:style-name="P60">Process the IngestMessage from the movie-ingest queue one at a time</text:p>
          </table:table-cell>
        </table:table-row>
        <table:table-row table:style-name="Endpoints.34">
          <table:table-cell table:style-name="Endpoints.A1" office:value-type="string">
            <text:p text:style-name="P61"/>
          </table:table-cell>
          <table:table-cell table:style-name="Endpoints.A1" office:value-type="string">
            <text:p text:style-name="P58"><text:span text:style-name="T48">@Incoming</text:span><text:span text:style-name="T49">(</text:span><text:span text:style-name="T50">"movie-</text:span><text:span text:style-name="T51">sync</text:span><text:span text:style-name="T50">-in"</text:span><text:span text:style-name="T49">)</text:span></text:p>
          </table:table-cell>
          <table:table-cell table:style-name="Endpoints.A1" office:value-type="string">
            <text:p text:style-name="P61">Not Started</text:p>
          </table:table-cell>
          <table:table-cell table:style-name="Endpoints.A1" office:value-type="string">
            <text:p text:style-name="P60">Process the SynchronizeMessage from the movie-sync queue one at a time</text:p>
          </table:table-cell>
        </table:table-row>
        <table:table-row>
          <table:table-cell table:style-name="Endpoints.A1" office:value-type="string">
            <text:p text:style-name="P54"/>
          </table:table-cell>
          <table:table-cell table:style-name="Endpoints.A1" office:value-type="string">
            <text:p text:style-name="P54"/>
          </table:table-cell>
          <table:table-cell table:style-name="Endpoints.A1" office:value-type="string">
            <text:p text:style-name="P40"/>
          </table:table-cell>
          <table:table-cell table:style-name="Endpoints.A1" office:value-type="string">
            <text:p text:style-name="P54"/>
          </table:table-cell>
        </table:table-row>
        <table:table-row>
          <table:table-cell table:style-name="Endpoints.A1" office:value-type="string">
            <text:p text:style-name="P54"/>
          </table:table-cell>
          <table:table-cell table:style-name="Endpoints.A1" office:value-type="string">
            <text:p text:style-name="P54"/>
          </table:table-cell>
          <table:table-cell table:style-name="Endpoints.A1" office:value-type="string">
            <text:p text:style-name="P40"/>
          </table:table-cell>
          <table:table-cell table:style-name="Endpoints.A1" office:value-type="string">
            <text:p text:style-name="P54"/>
          </table:table-cell>
        </table:table-row>
        <table:table-row>
          <table:table-cell table:style-name="Endpoints.A1" office:value-type="string">
            <text:p text:style-name="P38">Media</text:p>
          </table:table-cell>
          <table:table-cell table:style-name="Endpoints.A1" office:value-type="string">
            <text:p text:style-name="P54"/>
          </table:table-cell>
          <table:table-cell table:style-name="Endpoints.A1" office:value-type="string">
            <text:p text:style-name="P54"/>
          </table:table-cell>
          <table:table-cell table:style-name="Endpoints.A1" office:value-type="string">
            <text:p text:style-name="P54"/>
          </table:table-cell>
        </table:table-row>
        <table:table-row>
          <table:table-cell table:style-name="Endpoints.A1" office:value-type="string">
            <text:p text:style-name="P62">POST</text:p>
          </table:table-cell>
          <table:table-cell table:style-name="Endpoints.A1" office:value-type="string">
            <text:p text:style-name="P63">http://<text:span text:style-name="T52">localhost</text:span>:603<text:span text:style-name="T53">1</text:span><text:span text:style-name="T30">8</text:span>/emdb-<text:span text:style-name="T54">media</text:span>/api/<text:span text:style-name="T55">movies</text:span></text:p>
          </table:table-cell>
          <table:table-cell table:style-name="Endpoints.A1" office:value-type="string">
            <text:p text:style-name="P46">Not Started</text:p>
          </table:table-cell>
          <table:table-cell table:style-name="Endpoints.A1" office:value-type="string">
            <text:p text:style-name="P63"><text:span text:style-name="T56">Create</text:span> a single <text:span text:style-name="T55">movie</text:span>. Returns 409<text:span text:style-name="T56">(Conflict)</text:span> if a <text:span text:style-name="T57">movie</text:span> with the same title and year already exist<text:span text:style-name="T56">s</text:span>.</text:p>
          </table:table-cell>
        </table:table-row>
        <table:table-row>
          <table:table-cell table:style-name="Endpoints.A1" office:value-type="string">
            <text:p text:style-name="P48">GET</text:p>
          </table:table-cell>
          <table:table-cell table:style-name="Endpoints.A1" office:value-type="string">
            <text:p text:style-name="P63">http://<text:span text:style-name="T52">localhost</text:span>:603<text:span text:style-name="T53">1</text:span><text:span text:style-name="T30">8</text:span>/emdb-<text:span text:style-name="T54">media</text:span>/api/<text:span text:style-name="T55">movies/</text:span><text:span text:style-name="T58">{id}</text:span></text:p>
          </table:table-cell>
          <table:table-cell table:style-name="Endpoints.A1" office:value-type="string">
            <text:p text:style-name="P46">Not Started</text:p>
          </table:table-cell>
          <table:table-cell table:style-name="Endpoints.A1" office:value-type="string">
            <text:p text:style-name="P63">Get the <text:span text:style-name="T59">movie</text:span> by id</text:p>
          </table:table-cell>
        </table:table-row>
        <table:table-row>
          <table:table-cell table:style-name="Endpoints.A1" office:value-type="string">
            <text:p text:style-name="P64">PUT</text:p>
          </table:table-cell>
          <table:table-cell table:style-name="Endpoints.A1" office:value-type="string">
            <text:p text:style-name="P63">http://<text:span text:style-name="T52">localhost</text:span>:603<text:span text:style-name="T53">1</text:span><text:span text:style-name="T30">8</text:span>/emdb-<text:span text:style-name="T54">media</text:span>/api/<text:span text:style-name="T55">movies/</text:span><text:span text:style-name="T58">{id}</text:span></text:p>
          </table:table-cell>
          <table:table-cell table:style-name="Endpoints.A1" office:value-type="string">
            <text:p text:style-name="P64">Not Started</text:p>
          </table:table-cell>
          <table:table-cell table:style-name="Endpoints.A1" office:value-type="string">
            <text:p text:style-name="P64">Updates the movie by id. <text:span text:style-name="T18">Returns 404 </text:span><text:span text:style-name="T60">(Not Found)</text:span><text:span text:style-name="T18"> if the </text:span><text:span text:style-name="T61">movie</text:span><text:span text:style-name="T18"> doesn’t exist</text:span></text:p>
          </table:table-cell>
        </table:table-row>
        <table:table-row>
          <table:table-cell table:style-name="Endpoints.A1" office:value-type="string">
            <text:p text:style-name="P64">DELETE</text:p>
          </table:table-cell>
          <table:table-cell table:style-name="Endpoints.A1" office:value-type="string">
            <text:p text:style-name="P63">http://<text:span text:style-name="T52">localhost</text:span>:603<text:span text:style-name="T53">1</text:span><text:span text:style-name="T30">8</text:span>/emdb-<text:span text:style-name="T54">media</text:span>/api/<text:span text:style-name="T55">movies/</text:span><text:span text:style-name="T58">{id}</text:span></text:p>
          </table:table-cell>
          <table:table-cell table:style-name="Endpoints.A1" office:value-type="string">
            <text:p text:style-name="P65">Not Started</text:p>
          </table:table-cell>
          <table:table-cell table:style-name="Endpoints.A1" office:value-type="string">
            <text:p text:style-name="P65">Delete the movie by id</text:p>
          </table:table-cell>
        </table:table-row>
        <table:table-row>
          <table:table-cell table:style-name="Endpoints.A1" office:value-type="string">
            <text:p text:style-name="P66">POST</text:p>
          </table:table-cell>
          <table:table-cell table:style-name="Endpoints.A1" office:value-type="string">
            <text:p text:style-name="P63">http://<text:span text:style-name="T52">localhost</text:span>:603<text:span text:style-name="T53">1</text:span><text:span text:style-name="T30">8</text:span>/emdb-<text:span text:style-name="T54">media</text:span>/api/<text:span text:style-name="T55">movies/</text:span><text:span text:style-name="T58">{id}/</text:span><text:span text:style-name="T62">credits</text:span></text:p>
          </table:table-cell>
          <table:table-cell table:style-name="Endpoints.A1" office:value-type="string">
            <text:p text:style-name="P46">Not Started</text:p>
          </table:table-cell>
          <table:table-cell table:style-name="Endpoints.A1" office:value-type="string">
            <text:p text:style-name="P66">Synchronize <text:span text:style-name="T63">the </text:span>movie credits <text:span text:style-name="T63">in the database with the specified credits</text:span></text:p>
          </table:table-cell>
        </table:table-row>
        <table:table-row>
          <table:table-cell table:style-name="Endpoints.A1" office:value-type="string">
            <text:p text:style-name="P67">GET</text:p>
          </table:table-cell>
          <table:table-cell table:style-name="Endpoints.A1" office:value-type="string">
            <text:p text:style-name="P63">http://<text:span text:style-name="T52">localhost</text:span>:603<text:span text:style-name="T53">1</text:span><text:span text:style-name="T30">8</text:span>/emdb-<text:span text:style-name="T54">media</text:span>/api/<text:span text:style-name="T55">movies/</text:span><text:span text:style-name="T58">{id}/</text:span><text:span text:style-name="T62">credits/</text:span><text:span text:style-name="T64">{</text:span><text:span text:style-name="T65">creditId</text:span><text:span text:style-name="T64">}</text:span></text:p>
          </table:table-cell>
          <table:table-cell table:style-name="Endpoints.A1" office:value-type="string">
            <text:p text:style-name="P46">Not Started</text:p>
          </table:table-cell>
          <table:table-cell table:style-name="Endpoints.A1" office:value-type="string">
            <text:p text:style-name="P67">Get the credit by id</text:p>
          </table:table-cell>
        </table:table-row>
        <table:table-row>
          <table:table-cell table:style-name="Endpoints.A1" office:value-type="string">
            <text:p text:style-name="P64">PUT</text:p>
          </table:table-cell>
          <table:table-cell table:style-name="Endpoints.A1" office:value-type="string">
            <text:p text:style-name="P63">http://<text:span text:style-name="T52">localhost</text:span>:603<text:span text:style-name="T53">1</text:span><text:span text:style-name="T30">8</text:span>/emdb-<text:span text:style-name="T54">media</text:span>/api/<text:span text:style-name="T55">movies/</text:span><text:span text:style-name="T58">{id}/</text:span><text:span text:style-name="T62">credits/</text:span><text:span text:style-name="T64">{</text:span><text:span text:style-name="T65">creditId</text:span><text:span text:style-name="T64">}</text:span></text:p>
          </table:table-cell>
          <table:table-cell table:style-name="Endpoints.A1" office:value-type="string">
            <text:p text:style-name="P46">Not Started</text:p>
          </table:table-cell>
          <table:table-cell table:style-name="Endpoints.A1" office:value-type="string">
            <text:p text:style-name="P68">Update the credit by id</text:p>
          </table:table-cell>
        </table:table-row>
        <table:table-row>
          <table:table-cell table:style-name="Endpoints.A1" office:value-type="string">
            <text:p text:style-name="P68">DELETE</text:p>
          </table:table-cell>
          <table:table-cell table:style-name="Endpoints.A1" office:value-type="string">
            <text:p text:style-name="P63">http://<text:span text:style-name="T52">localhost</text:span>:603<text:span text:style-name="T53">1</text:span><text:span text:style-name="T30">8</text:span>/emdb-<text:span text:style-name="T54">media</text:span>/api/<text:span text:style-name="T55">movies/</text:span><text:span text:style-name="T58">{id}/</text:span><text:span text:style-name="T62">credits/</text:span><text:span text:style-name="T64">{</text:span><text:span text:style-name="T65">creditId</text:span><text:span text:style-name="T64">}</text:span></text:p>
          </table:table-cell>
          <table:table-cell table:style-name="Endpoints.A1" office:value-type="string">
            <text:p text:style-name="P46">Not Started</text:p>
          </table:table-cell>
          <table:table-cell table:style-name="Endpoints.A1" office:value-type="string">
            <text:p text:style-name="P68">Delete the credit by id</text:p>
          </table:table-cell>
        </table:table-row>
        <table:table-row>
          <table:table-cell table:style-name="Endpoints.A1" office:value-type="string">
            <text:p text:style-name="P54"/>
          </table:table-cell>
          <table:table-cell table:style-name="Endpoints.A1" office:value-type="string">
            <text:p text:style-name="P54"/>
          </table:table-cell>
          <table:table-cell table:style-name="Endpoints.A1" office:value-type="string">
            <text:p text:style-name="P54"/>
          </table:table-cell>
          <table:table-cell table:style-name="Endpoints.A1" office:value-type="string">
            <text:p text:style-name="P54"/>
          </table:table-cell>
        </table:table-row>
        <table:table-row>
          <table:table-cell table:style-name="Endpoints.A1" office:value-type="string">
            <text:p text:style-name="P62">POST</text:p>
          </table:table-cell>
          <table:table-cell table:style-name="Endpoints.A1" office:value-type="string">
            <text:p text:style-name="P63">http://<text:span text:style-name="T52">localhost</text:span>:603<text:span text:style-name="T53">1</text:span><text:span text:style-name="T30">8</text:span>/emdb-<text:span text:style-name="T54">media</text:span>/api/<text:span text:style-name="T66">series</text:span></text:p>
          </table:table-cell>
          <table:table-cell table:style-name="Endpoints.A1" office:value-type="string">
            <text:p text:style-name="P69">Not Started</text:p>
          </table:table-cell>
          <table:table-cell table:style-name="Endpoints.A1" office:value-type="string">
            <text:p text:style-name="P63"><text:span text:style-name="T56">Create</text:span> a single <text:span text:style-name="T66">seris</text:span>. Returns 409<text:span text:style-name="T56">(Conflict)</text:span> if a <text:span text:style-name="T66">series</text:span> with the same title and year already exist<text:span text:style-name="T56">s</text:span>.</text:p>
          </table:table-cell>
        </table:table-row>
        <table:table-row>
          <table:table-cell table:style-name="Endpoints.A1" office:value-type="string">
            <text:p text:style-name="P48">GET</text:p>
          </table:table-cell>
          <table:table-cell table:style-name="Endpoints.A1" office:value-type="string">
            <text:p text:style-name="P63">http://<text:span text:style-name="T52">localhost</text:span>:603<text:span text:style-name="T53">1</text:span><text:span text:style-name="T30">8</text:span>/emdb-<text:span text:style-name="T54">media</text:span>/api/<text:span text:style-name="T66">series</text:span><text:span text:style-name="T55">/</text:span><text:span text:style-name="T58">{id}</text:span></text:p>
          </table:table-cell>
          <table:table-cell table:style-name="Endpoints.A1" office:value-type="string">
            <text:p text:style-name="P69">Not Started</text:p>
          </table:table-cell>
          <table:table-cell table:style-name="Endpoints.A1" office:value-type="string">
            <text:p text:style-name="P63">Get the <text:span text:style-name="T66">series</text:span> by id</text:p>
          </table:table-cell>
        </table:table-row>
        <table:table-row>
          <table:table-cell table:style-name="Endpoints.A1" office:value-type="string">
            <text:p text:style-name="P64">PUT</text:p>
          </table:table-cell>
          <table:table-cell table:style-name="Endpoints.A1" office:value-type="string">
            <text:p text:style-name="P63">http://<text:span text:style-name="T52">localhost</text:span>:603<text:span text:style-name="T53">1</text:span><text:span text:style-name="T30">8</text:span>/emdb-<text:span text:style-name="T54">media</text:span>/api/<text:span text:style-name="T66">series</text:span><text:span text:style-name="T55">/</text:span><text:span text:style-name="T58">{id}</text:span></text:p>
          </table:table-cell>
          <table:table-cell table:style-name="Endpoints.A1" office:value-type="string">
            <text:p text:style-name="P64">Not Started</text:p>
          </table:table-cell>
          <table:table-cell table:style-name="Endpoints.A1" office:value-type="string">
            <text:p text:style-name="P64">Updates the <text:span text:style-name="T66">series</text:span> by id. <text:span text:style-name="T18">Returns 404 </text:span><text:span text:style-name="T60">(Not Found)</text:span><text:span text:style-name="T18"> if the series doesn’t exist</text:span></text:p>
          </table:table-cell>
        </table:table-row>
        <table:table-row>
          <table:table-cell table:style-name="Endpoints.A1" office:value-type="string">
            <text:p text:style-name="P64">DELETE</text:p>
          </table:table-cell>
          <table:table-cell table:style-name="Endpoints.A1" office:value-type="string">
            <text:p text:style-name="P63">http://<text:span text:style-name="T52">localhost</text:span>:603<text:span text:style-name="T53">1</text:span><text:span text:style-name="T30">8</text:span>/emdb-<text:span text:style-name="T54">media</text:span>/api/<text:span text:style-name="T66">series</text:span><text:span text:style-name="T55">/</text:span><text:span text:style-name="T58">{id}</text:span></text:p>
          </table:table-cell>
          <table:table-cell table:style-name="Endpoints.A1" office:value-type="string">
            <text:p text:style-name="P65">Not Started</text:p>
          </table:table-cell>
          <table:table-cell table:style-name="Endpoints.A1" office:value-type="string">
            <text:p text:style-name="P65">Delete the <text:span text:style-name="T66">series</text:span> by id.</text:p>
          </table:table-cell>
        </table:table-row>
        <table:table-row>
          <table:table-cell table:style-name="Endpoints.A1" office:value-type="string">
            <text:p text:style-name="P66">POST</text:p>
          </table:table-cell>
          <table:table-cell table:style-name="Endpoints.A1" office:value-type="string">
            <text:p text:style-name="P63">http://<text:span text:style-name="T52">localhost</text:span>:603<text:span text:style-name="T53">1</text:span><text:span text:style-name="T30">8</text:span>/emdb-<text:span text:style-name="T54">media</text:span>/api/<text:span text:style-name="T66">series</text:span><text:span text:style-name="T55">/</text:span><text:span text:style-name="T58">{id}/</text:span><text:span text:style-name="T62">credits</text:span></text:p>
          </table:table-cell>
          <table:table-cell table:style-name="Endpoints.A1" office:value-type="string">
            <text:p text:style-name="P46">Not Started</text:p>
          </table:table-cell>
          <table:table-cell table:style-name="Endpoints.A1" office:value-type="string">
            <text:p text:style-name="P66">Synchronize <text:span text:style-name="T66">series</text:span> credits.</text:p>
          </table:table-cell>
        </table:table-row>
        <table:table-row>
          <table:table-cell table:style-name="Endpoints.A1" office:value-type="string">
            <text:p text:style-name="P70">PUT</text:p>
          </table:table-cell>
          <table:table-cell table:style-name="Endpoints.A1" office:value-type="string">
            <text:p text:style-name="P63">http://<text:span text:style-name="T52">localhost</text:span>:603<text:span text:style-name="T53">1</text:span><text:span text:style-name="T30">8</text:span>/emdb-<text:span text:style-name="T54">media</text:span>/api/<text:span text:style-name="T66">series</text:span><text:span text:style-name="T55">/</text:span><text:span text:style-name="T58">{id}/</text:span><text:span text:style-name="T66">seasons</text:span></text:p>
          </table:table-cell>
          <table:table-cell table:style-name="Endpoints.A1" office:value-type="string">
            <text:p text:style-name="P71">Not Started</text:p>
          </table:table-cell>
          <table:table-cell table:style-name="Endpoints.A1" office:value-type="string">
            <text:p text:style-name="P72">Synchronize series seasons.</text:p>
          </table:table-cell>
        </table:table-row>
        <table:table-row>
          <table:table-cell table:style-name="Endpoints.A1" office:value-type="string">
            <text:p text:style-name="P73">GET</text:p>
          </table:table-cell>
          <table:table-cell table:style-name="Endpoints.A1" office:value-type="string">
            <text:p text:style-name="P63">http://<text:span text:style-name="T52">localhost</text:span>:603<text:span text:style-name="T53">1</text:span><text:span text:style-name="T30">8</text:span>/emdb-<text:span text:style-name="T54">media</text:span>/api/<text:span text:style-name="T66">series</text:span><text:span text:style-name="T55">/</text:span><text:span text:style-name="T58">{id}/</text:span><text:span text:style-name="T66">seasons/</text:span><text:span text:style-name="T67">{season}</text:span></text:p>
          </table:table-cell>
          <table:table-cell table:style-name="Endpoints.A1" office:value-type="string">
            <text:p text:style-name="P71">Not Started</text:p>
          </table:table-cell>
          <table:table-cell table:style-name="Endpoints.A1" office:value-type="string">
            <text:p text:style-name="P74">Get the season by series id and season number.</text:p>
          </table:table-cell>
        </table:table-row>
        <table:table-row>
          <table:table-cell table:style-name="Endpoints.A1" office:value-type="string">
            <text:p text:style-name="P73">PUT</text:p>
          </table:table-cell>
          <table:table-cell table:style-name="Endpoints.A1" office:value-type="string">
            <text:p text:style-name="P63">http://<text:span text:style-name="T52">localhost</text:span>:603<text:span text:style-name="T53">1</text:span><text:span text:style-name="T30">8</text:span>/emdb-<text:span text:style-name="T54">media</text:span>/api/<text:span text:style-name="T66">series</text:span><text:span text:style-name="T55">/</text:span><text:span text:style-name="T58">{id}/</text:span><text:span text:style-name="T66">seasons/</text:span><text:span text:style-name="T67">{season}/episodes</text:span></text:p>
          </table:table-cell>
          <table:table-cell table:style-name="Endpoints.A1" office:value-type="string">
            <text:p text:style-name="P71">Not Started</text:p>
          </table:table-cell>
          <table:table-cell table:style-name="Endpoints.A1" office:value-type="string">
            <text:p text:style-name="P72">Synchronize season episodes.</text:p>
          </table:table-cell>
        </table:table-row>
        <table:table-row>
          <table:table-cell table:style-name="Endpoints.A1" office:value-type="string">
            <text:p text:style-name="P73">GET</text:p>
          </table:table-cell>
          <table:table-cell table:style-name="Endpoints.A1" office:value-type="string">
            <text:p text:style-name="P63">http://<text:span text:style-name="T52">localhost</text:span>:603<text:span text:style-name="T53">1</text:span><text:span text:style-name="T30">8</text:span>/emdb-<text:span text:style-name="T54">media</text:span>/api/<text:span text:style-name="T66">series</text:span><text:span text:style-name="T55">/</text:span><text:span text:style-name="T58">{id}/</text:span><text:span text:style-name="T66">seasons/</text:span><text:span text:style-name="T67">{season}/episodes/{episode}</text:span></text:p>
          </table:table-cell>
          <table:table-cell table:style-name="Endpoints.A1" office:value-type="string">
            <text:p text:style-name="P71">Not Started</text:p>
          </table:table-cell>
          <table:table-cell table:style-name="Endpoints.A1" office:value-type="string">
            <text:p text:style-name="P74">Get the <text:span text:style-name="T67">episode</text:span> by series id, season number, <text:span text:style-name="T67">and episode number</text:span></text:p>
          </table:table-cell>
        </table:table-row>
        <table:table-row>
          <table:table-cell table:style-name="Endpoints.A1" office:value-type="string">
            <text:p text:style-name="P54"/>
          </table:table-cell>
          <table:table-cell table:style-name="Endpoints.A1" office:value-type="string">
            <text:p text:style-name="P54"/>
          </table:table-cell>
          <table:table-cell table:style-name="Endpoints.A1" office:value-type="string">
            <text:p text:style-name="P54"/>
          </table:table-cell>
          <table:table-cell table:style-name="Endpoints.A1" office:value-type="string">
            <text:p text:style-name="P54"/>
          </table:table-cell>
        </table:table-row>
        <table:table-row>
          <table:table-cell table:style-name="Endpoints.A1" office:value-type="string">
            <text:p text:style-name="P62">POST</text:p>
          </table:table-cell>
          <table:table-cell table:style-name="Endpoints.A1" office:value-type="string">
            <text:p text:style-name="P63">http://<text:span text:style-name="T52">localhost</text:span>:603<text:span text:style-name="T53">1</text:span><text:span text:style-name="T30">8</text:span>/emdb-<text:span text:style-name="T54">media</text:span>/api/<text:span text:style-name="T68">people</text:span></text:p>
          </table:table-cell>
          <table:table-cell table:style-name="Endpoints.A1" office:value-type="string">
            <text:p text:style-name="P69">Not Started</text:p>
          </table:table-cell>
          <table:table-cell table:style-name="Endpoints.A1" office:value-type="string">
            <text:p text:style-name="P63"><text:span text:style-name="T56">Create</text:span> a single <text:span text:style-name="T68">person</text:span>.</text:p>
          </table:table-cell>
        </table:table-row>
        <table:table-row>
          <table:table-cell table:style-name="Endpoints.A1" office:value-type="string">
            <text:p text:style-name="P48">GET</text:p>
          </table:table-cell>
          <table:table-cell table:style-name="Endpoints.A1" office:value-type="string">
            <text:p text:style-name="P63">http://<text:span text:style-name="T52">localhost</text:span>:603<text:span text:style-name="T53">1</text:span><text:span text:style-name="T30">8</text:span>/emdb-<text:span text:style-name="T54">media</text:span>/api/<text:span text:style-name="T68">people</text:span><text:span text:style-name="T55">/</text:span><text:span text:style-name="T58">{id}</text:span></text:p>
          </table:table-cell>
          <table:table-cell table:style-name="Endpoints.A1" office:value-type="string">
            <text:p text:style-name="P69">Not Started</text:p>
          </table:table-cell>
          <table:table-cell table:style-name="Endpoints.A1" office:value-type="string">
            <text:p text:style-name="P63">Get the <text:span text:style-name="T68">person</text:span> by id.</text:p>
          </table:table-cell>
        </table:table-row>
        <table:table-row>
          <table:table-cell table:style-name="Endpoints.A1" office:value-type="string">
            <text:p text:style-name="P64">PUT</text:p>
          </table:table-cell>
          <table:table-cell table:style-name="Endpoints.A1" office:value-type="string">
            <text:p text:style-name="P63">http://<text:span text:style-name="T52">localhost</text:span>:603<text:span text:style-name="T53">1</text:span><text:span text:style-name="T30">8</text:span>/emdb-<text:span text:style-name="T54">media</text:span>/api/<text:span text:style-name="T68">people</text:span><text:span text:style-name="T55">/</text:span><text:span text:style-name="T58">{id}</text:span></text:p>
          </table:table-cell>
          <table:table-cell table:style-name="Endpoints.A1" office:value-type="string">
            <text:p text:style-name="P64">Not Started</text:p>
          </table:table-cell>
          <table:table-cell table:style-name="Endpoints.A1" office:value-type="string">
            <text:p text:style-name="P64">Updates the <text:span text:style-name="T68">person</text:span> by id. <text:span text:style-name="T18">Returns 404 </text:span><text:span text:style-name="T60">(Not Found)</text:span><text:span text:style-name="T18"> if the </text:span><text:span text:style-name="T69">person</text:span><text:span text:style-name="T18"> doesn’t exist</text:span></text:p>
          </table:table-cell>
        </table:table-row>
        <table:table-row>
          <table:table-cell table:style-name="Endpoints.A1" office:value-type="string">
            <text:p text:style-name="P64">DELETE</text:p>
          </table:table-cell>
          <table:table-cell table:style-name="Endpoints.A1" office:value-type="string">
            <text:p text:style-name="P63">http://<text:span text:style-name="T52">localhost</text:span>:603<text:span text:style-name="T53">1</text:span><text:span text:style-name="T30">8</text:span>/emdb-<text:span text:style-name="T54">media</text:span>/api/<text:span text:style-name="T68">people</text:span><text:span text:style-name="T55">/</text:span><text:span text:style-name="T58">{id}</text:span></text:p>
          </table:table-cell>
          <table:table-cell table:style-name="Endpoints.A1" office:value-type="string">
            <text:p text:style-name="P65">Not Started</text:p>
          </table:table-cell>
          <table:table-cell table:style-name="Endpoints.A1" office:value-type="string">
            <text:p text:style-name="P65">Delete the <text:span text:style-name="T68">person</text:span> by id</text:p>
          </table:table-cell>
        </table:table-row>
        <table:table-row>
          <table:table-cell table:style-name="Endpoints.A1" office:value-type="string">
            <text:p text:style-name="P54"/>
          </table:table-cell>
          <table:table-cell table:style-name="Endpoints.A1" office:value-type="string">
            <text:p text:style-name="P54"/>
          </table:table-cell>
          <table:table-cell table:style-name="Endpoints.A1" office:value-type="string">
            <text:p text:style-name="P54"/>
          </table:table-cell>
          <table:table-cell table:style-name="Endpoints.A1" office:value-type="string">
            <text:p text:style-name="P54"/>
          </table:table-cell>
        </table:table-row>
        <table:table-row>
          <table:table-cell table:style-name="Endpoints.A1" office:value-type="string">
            <text:p text:style-name="P54"/>
          </table:table-cell>
          <table:table-cell table:style-name="Endpoints.A1" office:value-type="string">
            <text:p text:style-name="P54"/>
          </table:table-cell>
          <table:table-cell table:style-name="Endpoints.A1" office:value-type="string">
            <text:p text:style-name="P54"/>
          </table:table-cell>
          <table:table-cell table:style-name="Endpoints.A1" office:value-type="string">
            <text:p text:style-name="P54"/>
          </table:table-cell>
        </table:table-row>
        <table:table-row>
          <table:table-cell table:style-name="Endpoints.A1" office:value-type="string">
            <text:p text:style-name="P75">User</text:p>
          </table:table-cell>
          <table:table-cell table:style-name="Endpoints.A1" office:value-type="string">
            <text:p text:style-name="P54"/>
          </table:table-cell>
          <table:table-cell table:style-name="Endpoints.A1" office:value-type="string">
            <text:p text:style-name="P54"/>
          </table:table-cell>
          <table:table-cell table:style-name="Endpoints.A1" office:value-type="string">
            <text:p text:style-name="P54"/>
          </table:table-cell>
        </table:table-row>
        <table:table-row>
          <table:table-cell table:style-name="Endpoints.A1" office:value-type="string">
            <text:p text:style-name="P50">POST</text:p>
          </table:table-cell>
          <table:table-cell table:style-name="Endpoints.A1" office:value-type="string">
            <text:p text:style-name="P51">http://localhost:60322/emdb-user/<text:span text:style-name="T45">api/users</text:span></text:p>
          </table:table-cell>
          <table:table-cell table:style-name="Endpoints.A1" office:value-type="string">
            <text:p text:style-name="P46">Not Started</text:p>
          </table:table-cell>
          <table:table-cell table:style-name="Endpoints.A1" office:value-type="string">
            <text:p text:style-name="P76">Create a single user. Return 409 (Conflict) if a user with the same username already exists.</text:p>
          </table:table-cell>
        </table:table-row>
        <table:table-row>
          <table:table-cell table:style-name="Endpoints.A1" office:value-type="string">
            <text:p text:style-name="P50">GET</text:p>
          </table:table-cell>
          <table:table-cell table:style-name="Endpoints.A1" office:value-type="string">
            <text:p text:style-name="P51">http://localhost:60322/emdb-user/<text:span text:style-name="T45">api/users/</text:span><text:span text:style-name="T46">{id}</text:span></text:p>
          </table:table-cell>
          <table:table-cell table:style-name="Endpoints.A1" office:value-type="string">
            <text:p text:style-name="P46">Not Started</text:p>
          </table:table-cell>
          <table:table-cell table:style-name="Endpoints.A1" office:value-type="string">
            <text:p text:style-name="P77">Get the user by id</text:p>
          </table:table-cell>
        </table:table-row>
      </table:table>
      <text:p text:style-name="P37"><text:span text:style-name="Source_20_Text"><text:span text:style-name="T70"/></text:span></text:p>
      <text:p text:style-name="P78"><text:span text:style-name="Source_20_Text"><text:span text:style-name="T71">TODO</text:span></text:span></text:p>
      <text:list text:style-name="L5">
        <text:list-item>
          <text:p text:style-name="P79"><text:span text:style-name="Source_20_Text"><text:span text:style-name="T72">feature/emdb/</text:span></text:span><text:span text:style-name="Source_20_Text"><text:span text:style-name="T73">scraper</text:span></text:span></text:p>
          <text:list>
            <text:list-item>
              <text:p text:style-name="P79"><text:span text:style-name="Source_20_Text"><text:span text:style-name="T72">Make the scraper ingest/synchronize methods asynchronous so that clients are not waiting on a long running process such as scraping movie/series data from TMDB. </text:span></text:span><text:span text:style-name="Source_20_Text"><text:span text:style-name="T74">(complete)</text:span></text:span></text:p>
            </text:list-item>
            <text:list-item>
              <text:p text:style-name="P80"><text:span text:style-name="Source_20_Text"><text:span text:style-name="T73">Limit the number of movies/series the emdb-scraper-service can process at once to keep from overloading the TMDB server. <text:s/></text:span></text:span><text:span text:style-name="Source_20_Text"><text:span text:style-name="T75">(</text:span></text:span><text:span text:style-name="Source_20_Text"><text:span text:style-name="T76">complete</text:span></text:span><text:span text:style-name="Source_20_Text"><text:span text:style-name="T75">)</text:span></text:span></text:p>
              <text:list>
                <text:list-item>
                  <text:p text:style-name="P80"><text:span text:style-name="Source_20_Text"><text:span text:style-name="T73">Use RabbitMQ to create a queue that the producer can add movie/series to and the consumer can process one at a time.</text:span></text:span></text:p>
                </text:list-item>
              </text:list>
            </text:list-item>
            <text:list-item>
              <text:p text:style-name="P81"><text:span text:style-name="Source_20_Text"><text:span text:style-name="T73">Extract the data from TMDB, transform it into an EMDB message, and send it to the emdb-media-service to be loaded into the database. </text:span></text:span><text:span text:style-name="Source_20_Text"><text:span text:style-name="T77">(in work)</text:span></text:span></text:p>
              <text:list>
                <text:list-item>
                  <text:p text:style-name="P80"><text:span text:style-name="Source_20_Text"><text:span text:style-name="T75">Use a rate limiter to extract the data from TMDB to not exceed the 50 requests/second limit</text:span></text:span></text:p>
                </text:list-item>
                <text:list-item>
                  <text:p text:style-name="P80"><text:span text:style-name="Source_20_Text"><text:span text:style-name="T75">Use RabbitMQ to send movie/series messages to emdb-media-service </text:span></text:span><text:span text:style-name="Source_20_Text"><text:span text:style-name="T77">(in work)</text:span></text:span></text:p>
                </text:list-item>
              </text:list>
            </text:list-item>
            <text:list-item>
              <text:p text:style-name="P80"><text:span text:style-name="Source_20_Text"><text:span text:style-name="T75">Create a queue that the emdb-scraper-service and emdb-media-service can add </text:span></text:span><text:span text:style-name="Source_20_Text"><text:span text:style-name="T76">message</text:span></text:span><text:span text:style-name="Source_20_Text"><text:span text:style-name="T75"> status too (</text:span></text:span><text:span text:style-name="Source_20_Text"><text:span text:style-name="T76">complete</text:span></text:span><text:span text:style-name="Source_20_Text"><text:span text:style-name="T75">)</text:span></text:span></text:p>
            </text:list-item>
            <text:list-item>
              <text:p text:style-name="P82"><text:span text:style-name="Source_20_Text"><text:span text:style-name="T76">Add a DLQ (Dead Letter Queue) for failed commands</text:span></text:span></text:p>
            </text:list-item>
          </text:list>
        </text:list-item>
        <text:list-item>
          <text:p text:style-name="P79"><text:span text:style-name="Source_20_Text"><text:span text:style-name="T72">feature/emdb/cli-status</text:span></text:span></text:p>
          <text:list>
            <text:list-item>
              <text:p text:style-name="P82"><text:span text:style-name="Source_20_Text"><text:span text:style-name="T76">Update the CLI to reprocess the failed commands from the DLQ</text:span></text:span></text:p>
            </text:list-item>
            <text:list-item>
              <text:p text:style-name="P79"><text:span text:style-name="Source_20_Text"><text:span text:style-name="T72">Update the CLI to poll for the status of the ingest/synchronize jobs the user submits</text:span></text:span></text:p>
            </text:list-item>
          </text:list>
        </text:list-item>
        <text:list-item>
          <text:p text:style-name="P79"><text:span text:style-name="Source_20_Text"><text:span text:style-name="T72">feature/emdb/seasons-episodes</text:span></text:span></text:p>
          <text:list>
            <text:list-item>
              <text:p text:style-name="P79"><text:span text:style-name="Source_20_Text"><text:span text:style-name="T72">Add seasons and episodes to emdb-scraper-service</text:span></text:span></text:p>
            </text:list-item>
            <text:list-item>
              <text:p text:style-name="P79"><text:span text:style-name="Source_20_Text"><text:span text:style-name="T72">Add seasons and episodes to SeriesCreateCommand message to send from emdb-scraper-service to emdb-media-service on series topic</text:span></text:span></text:p>
            </text:list-item>
            <text:list-item>
              <text:p text:style-name="P79"><text:span text:style-name="Source_20_Text"><text:span text:style-name="T72">Save seasons and epsiodes to the database</text:span></text:span></text:p>
              <text:list>
                <text:list-item>
                  <text:p text:style-name="P79"><text:span text:style-name="Source_20_Text"><text:span text:style-name="T72">This needs to be done within a single transaction so that if one episode fails to load the entire transaction gets rolled back guaranteeing there are no orphaned seasons or episodes.</text:span></text:span></text:p>
                </text:list-item>
              </text:list>
            </text:list-item>
            <text:list-item>
              <text:p text:style-name="P83"><text:span text:style-name="Source_20_Text"><text:span text:style-name="T78">Add Read, Update, and Delete operations to emdb-cli</text:span></text:span></text:p>
            </text:list-item>
          </text:list>
        </text:list-item>
        <text:list-item>
          <text:p text:style-name="P79"><text:span text:style-name="Source_20_Text"><text:span text:style-name="T72">feature/emdb/</text:span></text:span><text:span text:style-name="Source_20_Text"><text:span text:style-name="T79">people</text:span></text:span></text:p>
          <text:list>
            <text:list-item>
              <text:p text:style-name="P79"><text:span text:style-name="Source_20_Text"><text:span text:style-name="T79">Add people to emdb-scraper-service</text:span></text:span></text:p>
            </text:list-item>
            <text:list-item>
              <text:p text:style-name="P79"><text:span text:style-name="Source_20_Text"><text:span text:style-name="T79">Add people to MovieCreateCommand message to send from emdb-scraper-service to emdb-media-service on movies topic</text:span></text:span></text:p>
            </text:list-item>
            <text:list-item>
              <text:p text:style-name="P79"><text:span text:style-name="Source_20_Text"><text:span text:style-name="T79">Add people to SeriesCreateCommand message to send from emdb-scraper-service to emdb-media-service on series topic</text:span></text:span></text:p>
            </text:list-item>
            <text:list-item>
              <text:p text:style-name="P79"><text:span text:style-name="Source_20_Text"><text:span text:style-name="T79">Save people in the database</text:span></text:span></text:p>
            </text:list-item>
            <text:list-item>
              <text:p text:style-name="P83"><text:span text:style-name="Source_20_Text"><text:span text:style-name="T78">Add Read, Update, and Delete operations to emdb-cli</text:span></text:span></text:p>
            </text:list-item>
          </text:list>
        </text:list-item>
        <text:list-item>
          <text:p text:style-name="P79"><text:span text:style-name="Source_20_Text"><text:span text:style-name="T72">feature/emdb/credits</text:span></text:span></text:p>
          <text:list>
            <text:list-item>
              <text:p text:style-name="P79"><text:span text:style-name="Source_20_Text"><text:span text:style-name="T72">Add movie credits to emdb-scraper-service</text:span></text:span></text:p>
            </text:list-item>
            <text:list-item>
              <text:p text:style-name="P79"><text:span text:style-name="Source_20_Text"><text:span text:style-name="T72">Add movie credits to MovieCreateCommand message to send from emdb-scraper-service to emdb-media-service on movies topic</text:span></text:span></text:p>
            </text:list-item>
            <text:list-item>
              <text:p text:style-name="P79"><text:span text:style-name="Source_20_Text"><text:span text:style-name="T72">Save movie credits in the database</text:span></text:span></text:p>
            </text:list-item>
            <text:list-item>
              <text:p text:style-name="P79"><text:span text:style-name="Source_20_Text"><text:span text:style-name="T72">Add series credits to emdb-scraper-service</text:span></text:span></text:p>
            </text:list-item>
            <text:list-item>
              <text:p text:style-name="P79"><text:span text:style-name="Source_20_Text"><text:span text:style-name="T72">Add series credits to SeriesCreateCommand message to send from emdb-scraper-service to emdb-media-service on series topic</text:span></text:span></text:p>
            </text:list-item>
            <text:list-item>
              <text:p text:style-name="P79"><text:span text:style-name="Source_20_Text"><text:span text:style-name="T72">Save series credits in the database</text:span></text:span></text:p>
            </text:list-item>
            <text:list-item>
              <text:p text:style-name="P83"><text:span text:style-name="Source_20_Text"><text:span text:style-name="T78">Add Read, Update, and Delete operations to emdb-cli</text:span></text:span></text:p>
            </text:list-item>
          </text:list>
        </text:list-item>
      </text:list>
      <text:p text:style-name="P84"><text:span text:style-name="Source_20_Text"><text:span text:style-name="T80"/></text:span></text:p>
      <text:p text:style-name="P85"><text:span text:style-name="Source_20_Text"><text:span text:style-name="T81">Ingest</text:span></text:span></text:p>
      <text:list text:style-name="L6">
        <text:list-item>
          <text:p text:style-name="P86"><text:span text:style-name="Source_20_Text"><text:span text:style-name="T82">Each movie/series must be inserted in a single transaction to prevent orphaned data. <text:s/>If the people are inserted in a separate transaction than the movie and its credits, all the people will be orphaned if the movie and credits get rolled back. <text:s/>If the movie and credits never get corrected all those people will just be sitting in the database taking up space.</text:span></text:span></text:p>
        </text:list-item>
        <text:list-item>
          <text:p text:style-name="P87"><text:span text:style-name="Source_20_Text"><text:span text:style-name="T83">Database insert</text:span></text:span></text:p>
          <text:list>
            <text:list-item>
              <text:p text:style-name="P87"><text:span text:style-name="Source_20_Text"><text:span text:style-name="T83">Insert the new Movie, throw EntityExistsException if a movie already exists with the same TMDB id</text:span></text:span></text:p>
            </text:list-item>
            <text:list-item>
              <text:p text:style-name="P87"><text:span text:style-name="Source_20_Text"><text:span text:style-name="T83">Batch insert the list of people, return CREATED for each person inserted and UNCHANGED for any person that already exists by TMDB id</text:span></text:span></text:p>
            </text:list-item>
            <text:list-item>
              <text:p text:style-name="P87"><text:span text:style-name="Source_20_Text"><text:span text:style-name="T83">Batch insert the list of credits</text:span></text:span></text:p>
            </text:list-item>
          </text:list>
        </text:list-item>
      </text:list>
      <text:p text:style-name="P84"><text:span text:style-name="Source_20_Text"><text:span text:style-name="T80"/></text:span></text:p>
      <text:p text:style-name="P84"><text:span text:style-name="Source_20_Text"><text:span text:style-name="T80">Synchronize</text:span></text:span></text:p>
      <text:p text:style-name="P84"><text:span text:style-name="Source_20_Text"><text:span text:style-name="T80"/></text:span></text:p>
      <text:p text:style-name="P88">Notes:</text:p>
      <text:list text:style-name="L7">
        <text:list-item>
          <text:p text:style-name="P89">TMDB does not provide a change key for Season/Episode vote_averag<text:span text:style-name="T84">e and</text:span> poster/still_path. </text:p>
        </text:list-item>
      </text:list>
      <text:list text:style-name="L8">
        <text:list-item>
          <text:p text:style-name="P90">The Series first air date and Season air date are derived from the air date of the first episode.</text:p>
        </text:list-item>
        <text:list-item>
          <text:p text:style-name="P90">The Series last air date is derived from the air date of the last episode to air.</text:p>
        </text:list-item>
        <text:list-item>
          <text:p text:style-name="P90">Every time we fetch the Series details we get the <text:span text:style-name="T85">default</text:span> Seasons but not the <text:s/><text:span text:style-name="T85">E</text:span>pisodes.</text:p>
        </text:list-item>
      </text:list>
      <text:p text:style-name="P91"/>
      <text:p text:style-name="P92">The best way to keep the Season/Episode vote_averag<text:span text:style-name="T84">e and</text:span> poster/still_path in sync with TMDB is to update the collection of Seasons in EMDB every time the top level Series object changes. This keeps the updates simple by watching for the Series ID in the Changes endpoint and sending the updated collection of Seasons and Episodes to EMDB.</text:p>
      <text:p text:style-name="P92"/>
      <text:p text:style-name="P93">Algorithm:</text:p>
      <text:list xml:id="list3996352733" text:style-name="L9">
        <text:list-item>
          <text:p text:style-name="P94"><text:span text:style-name="T86">Sync</text:span> the collection of Seasons in EMDB <text:span text:style-name="T86">with TMDB</text:span></text:p>
        </text:list-item>
      </text:list>
      <text:list text:style-name="L10">
        <text:list-item>
          <text:list>
            <text:list-item>
              <text:p text:style-name="P95">Perform a complete replacement of the collection of Seasons in EMDB with the one from TMDB.</text:p>
              <text:list>
                <text:list-item>
                  <text:p text:style-name="P95">If an existing Season in EMDB is not present in the updated Seasons from TMDB, it will be deleted.</text:p>
                </text:list-item>
                <text:list-item>
                  <text:p text:style-name="P95">If a Season from TMDB is not present in EMDB, it will be inserted.</text:p>
                </text:list-item>
                <text:list-item>
                  <text:p text:style-name="P95">If a Season from TMDB already exists in EMDB, it will be updated if changed</text:p>
                </text:list-item>
              </text:list>
            </text:list-item>
          </text:list>
        </text:list-item>
      </text:list>
      <text:list text:style-name="L11">
        <text:list-item>
          <text:list>
            <text:list-item>
              <text:list>
                <text:list-item>
                  <text:p text:style-name="P96">PUT http://127.0.0.1:60320/emdb/api/series/{id}/seasons</text:p>
                </text:list-item>
              </text:list>
            </text:list-item>
          </text:list>
        </text:list-item>
      </text:list>
      <text:list text:continue-list="list3996352733" text:style-name="L9">
        <text:list-item>
          <text:p text:style-name="P94"><text:span text:style-name="Source_20_Text"><text:span text:style-name="T72">Update the collection of Episodes in EMDB</text:span></text:span></text:p>
        </text:list-item>
      </text:list>
      <text:p text:style-name="P84"><text:span text:style-name="Source_20_Text"><text:span text:style-name="T87"/></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egoi ui" svg:font-family="'Segoi u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09T07:36:46.742424937</meta:creation-date>
    <dc:date>2025-12-20T16:58:28.916284875</dc:date>
    <meta:editing-duration>P19DT8H58M8S</meta:editing-duration>
    <meta:editing-cycles>102</meta:editing-cycles>
    <meta:generator>LibreOffice/25.8.3.2$Linux_X86_64 LibreOffice_project/8ca8d55c161d602844f5428fa4b58097424e324e</meta:generator>
    <meta:document-statistic meta:table-count="1" meta:image-count="0" meta:object-count="0" meta:page-count="1" meta:paragraph-count="293" meta:word-count="1833" meta:character-count="13481" meta:non-whitespace-character-count="11998"/>
  </office:meta>
</office:document-meta>
</file>